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Lucidasans" svg:font-family="Lucidasan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6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6in" text:min-label-width="0.125in"/>
      </text:list-level-style-number>
    </text:list-style>
    <text:list-style style:name="LFO13">
      <text:list-level-style-number text:level="1" text:style-name="WW_CharLFO13LVL1" style:num-suffix="." style:num-format="1">
        <style:list-level-properties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6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6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style:style>
    <style:style style:name="P3" style:parent-style-name="Normal" style:family="paragraph">
      <style:paragraph-properties fo:text-align="end" fo:margin-bottom="0.0833in"/>
      <style:text-properties fo:font-weight="bold" style:font-weight-asian="bold" style:font-weight-complex="bold" fo:font-size="18pt" style:font-size-asian="18pt" style:font-size-complex="18pt"/>
    </style:style>
    <style:style style:name="P4" style:parent-style-name="Normal" style:family="paragraph">
      <style:paragraph-properties fo:text-align="end"/>
      <style:text-properties fo:font-weight="bold" style:font-weight-asian="bold" style:font-weight-complex="bold" fo:font-size="14pt" style:font-size-asian="14pt" style:font-size-complex="14pt"/>
    </style:style>
    <style:style style:name="P5" style:parent-style-name="Normal" style:family="paragraph">
      <style:paragraph-properties fo:text-align="end"/>
    </style:style>
    <style:style style:name="P6" style:parent-style-name="Normal" style:family="paragraph">
      <style:paragraph-properties fo:text-align="end"/>
      <style:text-properties fo:font-weight="bold" style:font-weight-asian="bold" style:font-weight-complex="bold" fo:font-size="12pt" style:font-size-asian="12pt"/>
    </style:style>
    <style:style style:name="P7" style:parent-style-name="Normal" style:family="paragraph">
      <style:paragraph-properties fo:text-align="end"/>
      <style:text-properties style:font-weight-complex="bold" fo:font-size="12pt" style:font-size-asian="12pt"/>
    </style:style>
    <style:style style:name="P8" style:parent-style-name="Normal" style:family="paragraph">
      <style:paragraph-properties fo:break-before="page"/>
    </style:style>
    <style:style style:name="T9" style:parent-style-name="DefaultParagraphFont" style:family="text">
      <style:text-properties fo:font-weight="bold" style:font-weight-asian="bold" style:font-weight-complex="bold" fo:font-size="14pt" style:font-size-asian="14pt" style:font-size-complex="14pt"/>
    </style:style>
    <style:style style:name="TableColumn11" style:family="table-column">
      <style:table-column-properties style:column-width="0.95in" style:use-optimal-column-width="false"/>
    </style:style>
    <style:style style:name="TableColumn12" style:family="table-column">
      <style:table-column-properties style:column-width="0.75in" style:use-optimal-column-width="false"/>
    </style:style>
    <style:style style:name="TableColumn13" style:family="table-column">
      <style:table-column-properties style:column-width="3.375in" style:use-optimal-column-width="false"/>
    </style:style>
    <style:style style:name="TableColumn14" style:family="table-column">
      <style:table-column-properties style:column-width="1.3222in" style:use-optimal-column-width="false"/>
    </style:style>
    <style:style style:name="Table10" style:family="table">
      <style:table-properties style:width="6.3972in" fo:margin-left="0in" table:align="left"/>
    </style:style>
    <style:style style:name="TableRow15" style:family="table-row">
      <style:table-row-properties style:use-optimal-row-height="false"/>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margin-top="0.0416in" fo:margin-bottom="0.0416in"/>
      <style:text-properties style:font-name-complex="Arial" fo:font-weight="bold" style:font-weight-asian="bold" style:font-weight-complex="bold"/>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top="0.0416in" fo:margin-bottom="0.0416in"/>
      <style:text-properties style:font-name-complex="Arial"/>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top="0.0416in" fo:margin-bottom="0.0416in"/>
      <style:text-properties style:font-name-complex="Arial"/>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top="0.0416in" fo:margin-bottom="0.0416in"/>
      <style:text-properties style:font-name-complex="Arial"/>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top="0.0416in" fo:margin-bottom="0.0416in"/>
      <style:text-properties style:font-name-complex="Arial"/>
    </style:style>
    <style:style style:name="T33" style:parent-style-name="DefaultParagraphFont" style:family="text">
      <style:text-properties fo:font-weight="bold" style:font-weight-asian="bold" style:font-weight-complex="bold" fo:font-size="14pt" style:font-size-asian="14pt" style:font-size-complex="14pt"/>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TOC2" style:family="paragraph">
      <style:paragraph-properties>
        <style:tab-stops>
          <style:tab-stop style:type="right" style:leader-style="dotted" style:leader-text="." style:position="6.1541in"/>
        </style:tab-stops>
      </style:paragraph-properties>
    </style:style>
    <style:style style:name="P43" style:parent-style-name="TOC2" style:family="paragraph">
      <style:paragraph-properties>
        <style:tab-stops>
          <style:tab-stop style:type="right" style:leader-style="dotted" style:leader-text="." style:position="6.1541in"/>
        </style:tab-stops>
      </style:paragraph-properties>
    </style:style>
    <style:style style:name="P44" style:parent-style-name="TOC2" style:family="paragraph">
      <style:paragraph-properties>
        <style:tab-stops>
          <style:tab-stop style:type="right" style:leader-style="dotted" style:leader-text="." style:position="6.1541in"/>
        </style:tab-stops>
      </style:paragraph-properties>
    </style:style>
    <style:style style:name="P45" style:parent-style-name="TOC3" style:family="paragraph">
      <style:paragraph-properties>
        <style:tab-stops>
          <style:tab-stop style:type="right" style:leader-style="dotted" style:leader-text="." style:position="5.9875in"/>
        </style:tab-stops>
      </style:paragraph-properties>
    </style:style>
    <style:style style:name="P46" style:parent-style-name="TOC1" style:family="paragraph">
      <style:paragraph-properties>
        <style:tab-stops>
          <style:tab-stop style:type="right" style:leader-style="dotted" style:leader-text="." style:position="6.293in"/>
        </style:tab-stops>
      </style:paragraph-properties>
    </style:style>
    <style:style style:name="P47" style:parent-style-name="Normal" style:family="paragraph">
      <style:paragraph-properties fo:break-before="page" fo:line-height="115%"/>
    </style:style>
    <style:style style:name="P48" style:parent-style-name="ListParagraph" style:family="paragraph">
      <style:paragraph-properties fo:margin-top="0.0833in" fo:margin-bottom="0.0277in" fo:margin-left="0.4958in" fo:text-indent="-0.2479in">
        <style:tab-stops/>
      </style:paragraph-properties>
    </style:style>
    <style:style style:name="P49" style:parent-style-name="ListParagraph" style:family="paragraph">
      <style:paragraph-properties fo:margin-bottom="0.0277in"/>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ListParagraph" style:family="paragraph">
      <style:paragraph-properties fo:margin-bottom="0.0277in"/>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P58" style:parent-style-name="ListParagraph" style:family="paragraph">
      <style:paragraph-properties fo:margin-top="0.2083in" fo:margin-bottom="0.0277in" fo:margin-left="0.4958in" fo:text-indent="-0.2479in">
        <style:tab-stops/>
      </style:paragraph-properties>
    </style:style>
    <style:style style:name="P59" style:parent-style-name="ListParagraph" style:family="paragraph">
      <style:paragraph-properties fo:margin-top="0.2083in" fo:margin-bottom="0.0277in" fo:margin-left="0.4958in" fo:text-indent="-0.2479in">
        <style:tab-stops/>
      </style:paragraph-properties>
    </style:style>
    <style:style style:name="T60" style:parent-style-name="DefaultParagraphFont" style:family="text">
      <style:text-properties fo:font-weight="bold" style:font-weight-asian="bold" fo:font-size="10pt" style:font-size-asian="10pt"/>
    </style:style>
    <style:style style:name="T61" style:parent-style-name="DefaultParagraphFont" style:family="text">
      <style:text-properties fo:font-weight="bold" style:font-weight-asian="bold"/>
    </style:style>
    <style:style style:name="P62" style:parent-style-name="ListParagraph" style:family="paragraph">
      <style:paragraph-properties fo:margin-bottom="0.0277in"/>
    </style:style>
    <style:style style:name="T63" style:parent-style-name="DefaultParagraphFont" style:family="text">
      <style:text-properties fo:font-weight="bold" style:font-weight-asian="bold"/>
    </style:style>
    <style:style style:name="P64" style:parent-style-name="ListParagraph" style:family="paragraph">
      <style:paragraph-properties fo:margin-bottom="0.0277in"/>
    </style:style>
    <style:style style:name="T65" style:parent-style-name="DefaultParagraphFont" style:family="text">
      <style:text-properties fo:font-weight="bold" style:font-weight-asian="bold"/>
    </style:style>
    <style:style style:name="P66" style:parent-style-name="ListParagraph" style:family="paragraph">
      <style:paragraph-properties fo:margin-bottom="0.0277in"/>
    </style:style>
    <style:style style:name="T67" style:parent-style-name="DefaultParagraphFont" style:family="text">
      <style:text-properties fo:font-weight="bold" style:font-weight-asian="bold"/>
    </style:style>
    <style:style style:name="P68" style:parent-style-name="ListParagraph" style:family="paragraph">
      <style:paragraph-properties fo:margin-top="0.2083in" fo:margin-bottom="0.0277in" fo:margin-left="0.4958in" fo:text-indent="-0.2479in">
        <style:tab-stops/>
      </style:paragraph-properties>
    </style:style>
    <style:style style:name="T69" style:parent-style-name="DefaultParagraphFont" style:family="text">
      <style:text-properties fo:font-weight="bold" style:font-weight-asian="bold" fo:font-size="10pt" style:font-size-asian="10pt"/>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P73" style:parent-style-name="ListParagraph" style:family="paragraph">
      <style:paragraph-properties fo:margin-top="0.0694in" fo:margin-bottom="0.0277in" fo:margin-left="0.4958in">
        <style:tab-stops/>
      </style:paragraph-properties>
    </style:style>
    <style:style style:name="P74" style:parent-style-name="ListParagraph" style:family="paragraph">
      <style:paragraph-properties fo:margin-bottom="0.0277in" fo:margin-left="0.4958in">
        <style:tab-stops/>
      </style:paragraph-properties>
      <style:text-properties style:font-name="Courier New" style:font-name-complex="Courier New"/>
    </style:style>
    <style:style style:name="P75" style:parent-style-name="ListParagraph" style:family="paragraph">
      <style:paragraph-properties fo:margin-top="0.0694in" fo:margin-bottom="0.0277in" fo:margin-left="0.4958in">
        <style:tab-stops/>
      </style:paragraph-properties>
    </style:style>
    <style:style style:name="P76" style:parent-style-name="ListParagraph" style:family="paragraph">
      <style:paragraph-properties fo:margin-bottom="0.0277in" fo:margin-left="0.4958in">
        <style:tab-stops/>
      </style:paragraph-properties>
      <style:text-properties style:font-name="Courier New" style:font-name-complex="Courier New"/>
    </style:style>
    <style:style style:name="P77" style:parent-style-name="ListParagraph" style:family="paragraph">
      <style:paragraph-properties fo:margin-top="0.1388in" fo:margin-bottom="0.0277in" fo:margin-left="0.4958in">
        <style:tab-stops/>
      </style:paragraph-properties>
    </style:style>
    <style:style style:name="P78" style:parent-style-name="ListParagraph" style:family="paragraph">
      <style:paragraph-properties fo:margin-bottom="0.0277in" fo:margin-left="0.4958in">
        <style:tab-stops/>
      </style:paragraph-properties>
      <style:text-properties style:font-name="Courier New" style:font-name-complex="Courier New"/>
    </style:style>
    <style:style style:name="P79" style:parent-style-name="ListParagraph" style:family="paragraph">
      <style:paragraph-properties fo:margin-top="0.2083in" fo:margin-bottom="0.0277in" fo:margin-left="0.4958in" fo:text-indent="-0.2479in">
        <style:tab-stops/>
      </style:paragraph-properties>
    </style:style>
    <style:style style:name="T80" style:parent-style-name="DefaultParagraphFont" style:family="text">
      <style:text-properties fo:font-weight="bold" style:font-weight-asian="bold" fo:font-size="10pt" style:font-size-asian="10pt"/>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style:font-name="Wingdings" style:font-name-asian="Wingdings" style:font-name-complex="Wingdings"/>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ListParagraph" style:family="paragraph">
      <style:paragraph-properties fo:margin-top="0.0694in" fo:margin-bottom="0.0277in"/>
    </style:style>
    <style:style style:name="P88" style:parent-style-name="ListParagraph" style:family="paragraph">
      <style:paragraph-properties fo:margin-bottom="0.0277in"/>
      <style:text-properties style:font-name="Courier New" style:font-name-complex="Courier New"/>
    </style:style>
    <style:style style:name="P89" style:parent-style-name="ListParagraph" style:family="paragraph">
      <style:paragraph-properties fo:margin-top="0.0694in" fo:margin-bottom="0.0277in"/>
    </style:style>
    <style:style style:name="P90" style:parent-style-name="ListParagraph" style:family="paragraph">
      <style:paragraph-properties fo:margin-bottom="0.0277in"/>
      <style:text-properties style:font-name="Courier New" style:font-name-complex="Courier New"/>
    </style:style>
    <style:style style:name="P91" style:parent-style-name="ListParagraph" style:family="paragraph">
      <style:paragraph-properties fo:margin-top="0.1388in" fo:margin-bottom="0.0277in"/>
    </style:style>
    <style:style style:name="P92" style:parent-style-name="ListParagraph" style:family="paragraph">
      <style:paragraph-properties fo:margin-bottom="0.0277in"/>
      <style:text-properties style:font-name="Courier New" style:font-name-complex="Courier New"/>
    </style:style>
    <style:style style:name="P93" style:parent-style-name="ListParagraph" style:family="paragraph">
      <style:paragraph-properties fo:margin-top="0.2083in" fo:margin-bottom="0.0277in" fo:margin-left="0.4958in" fo:text-indent="-0.2479in">
        <style:tab-stops/>
      </style:paragraph-properties>
    </style:style>
    <style:style style:name="P94" style:parent-style-name="ListParagraph" style:family="paragraph">
      <style:paragraph-properties fo:margin-top="0.0694in" fo:margin-bottom="0.0277in" fo:margin-left="0.4958in">
        <style:tab-stops/>
      </style:paragraph-properties>
    </style:style>
    <style:style style:name="P95" style:parent-style-name="ListParagraph" style:family="paragraph">
      <style:paragraph-properties fo:margin-bottom="0.0277in"/>
    </style:style>
    <style:style style:name="P96" style:parent-style-name="ListParagraph" style:family="paragraph">
      <style:paragraph-properties fo:margin-bottom="0.0277in"/>
    </style:style>
    <style:style style:name="P97" style:parent-style-name="ListParagraph" style:family="paragraph">
      <style:paragraph-properties fo:margin-top="0.2083in" fo:margin-bottom="0.0277in" fo:margin-left="0.4958in" fo:text-indent="-0.2479in">
        <style:tab-stops/>
      </style:paragraph-properties>
    </style:style>
    <style:style style:name="T98" style:parent-style-name="DefaultParagraphFont" style:family="text">
      <style:text-properties fo:font-weight="bold" style:font-weight-asian="bold"/>
    </style:style>
    <style:style style:name="P99" style:parent-style-name="Code" style:family="paragraph">
      <style:paragraph-properties fo:margin-left="0.4923in">
        <style:tab-stops/>
      </style:paragraph-properties>
    </style:style>
    <style:style style:name="P100" style:parent-style-name="Code" style:family="paragraph">
      <style:paragraph-properties fo:margin-left="0.4923in">
        <style:tab-stops/>
      </style:paragraph-properties>
    </style:style>
    <style:style style:name="P101" style:parent-style-name="Code" style:family="paragraph">
      <style:paragraph-properties fo:margin-left="0.4923in">
        <style:tab-stops/>
      </style:paragraph-properties>
    </style:style>
    <style:style style:name="P102" style:parent-style-name="ListParagraph" style:family="paragraph">
      <style:paragraph-properties fo:margin-top="0.0694in" fo:margin-bottom="0.0277in"/>
    </style:style>
    <style:style style:name="P103" style:parent-style-name="Code" style:family="paragraph">
      <style:paragraph-properties fo:margin-left="0.4923in">
        <style:tab-stops/>
      </style:paragraph-properties>
    </style:style>
    <style:style style:name="P104" style:parent-style-name="Code" style:family="paragraph">
      <style:paragraph-properties fo:margin-left="0.4923in">
        <style:tab-stops/>
      </style:paragraph-properties>
    </style:style>
    <style:style style:name="P105" style:parent-style-name="Code" style:family="paragraph">
      <style:paragraph-properties fo:margin-left="0.4923in">
        <style:tab-stops/>
      </style:paragraph-properties>
    </style:style>
    <style:style style:name="P106" style:parent-style-name="Code" style:family="paragraph">
      <style:paragraph-properties fo:margin-left="0.4923in">
        <style:tab-stops/>
      </style:paragraph-properties>
    </style:style>
    <style:style style:name="P107" style:parent-style-name="ListParagraph" style:family="paragraph">
      <style:paragraph-properties fo:margin-top="0.2083in" fo:margin-bottom="0.0277in" fo:margin-left="0.4958in" fo:text-indent="-0.2479in">
        <style:tab-stops/>
      </style:paragraph-properties>
    </style:style>
    <style:style style:name="P108" style:parent-style-name="ListParagraph" style:family="paragraph">
      <style:paragraph-properties fo:margin-bottom="0.0277in"/>
    </style:style>
    <style:style style:name="P109" style:parent-style-name="ListParagraph" style:family="paragraph">
      <style:paragraph-properties fo:margin-bottom="0.0277in"/>
    </style:style>
    <style:style style:name="P110" style:parent-style-name="ListParagraph" style:family="paragraph">
      <style:paragraph-properties fo:margin-bottom="0.0277in"/>
    </style:style>
    <style:style style:name="P111" style:parent-style-name="ListParagraph" style:family="paragraph">
      <style:paragraph-properties fo:margin-bottom="0.0277in"/>
    </style:style>
    <style:style style:name="P112" style:parent-style-name="ListParagraph" style:family="paragraph">
      <style:paragraph-properties fo:margin-bottom="0.0277in"/>
    </style:style>
    <style:style style:name="P113" style:parent-style-name="ListParagraph" style:family="paragraph">
      <style:paragraph-properties fo:margin-bottom="0.0277in"/>
    </style:style>
    <style:style style:name="P114" style:parent-style-name="ListParagraph" style:family="paragraph">
      <style:paragraph-properties fo:margin-bottom="0.0277in"/>
    </style:style>
    <style:style style:name="P115" style:parent-style-name="ListParagraph" style:family="paragraph">
      <style:paragraph-properties fo:margin-top="0.2083in" fo:margin-bottom="0.0277in" fo:margin-left="0.4958in" fo:text-indent="-0.2479in">
        <style:tab-stops/>
      </style:paragraph-properties>
    </style:style>
    <style:style style:name="T116" style:parent-style-name="DefaultParagraphFont" style:family="text">
      <style:text-properties fo:font-weight="bold" style:font-weight-asian="bold"/>
    </style:style>
    <style:style style:name="P117" style:parent-style-name="Code" style:family="paragraph">
      <style:paragraph-properties fo:margin-left="0.5in">
        <style:tab-stops/>
      </style:paragraph-properties>
    </style:style>
    <style:style style:name="P118" style:parent-style-name="Code" style:family="paragraph">
      <style:paragraph-properties fo:margin-left="0.5in">
        <style:tab-stops/>
      </style:paragraph-properties>
    </style:style>
    <style:style style:name="P119" style:parent-style-name="Code" style:family="paragraph">
      <style:paragraph-properties fo:margin-left="0.5in">
        <style:tab-stops/>
      </style:paragraph-properties>
    </style:style>
    <style:style style:name="P120" style:parent-style-name="ListParagraph" style:family="paragraph">
      <style:paragraph-properties fo:margin-top="0.2083in" fo:margin-bottom="0.0277in" fo:margin-left="0.4958in" fo:text-indent="-0.2479in">
        <style:tab-stops/>
      </style:paragraph-properties>
    </style:style>
    <style:style style:name="P121" style:parent-style-name="ListParagraph" style:family="paragraph">
      <style:paragraph-properties fo:margin-top="0.2083in" fo:margin-bottom="0.0277in" fo:margin-left="0.4958in" fo:text-indent="-0.2479in">
        <style:tab-stops/>
      </style:paragraph-properties>
    </style:style>
    <style:style style:name="P122" style:parent-style-name="Normal" style:family="paragraph">
      <style:paragraph-properties fo:break-before="page" fo:line-height="115%"/>
    </style:style>
    <style:style style:name="P123" style:parent-style-name="ListParagraph" style:family="paragraph">
      <style:paragraph-properties fo:margin-top="0.0833in" fo:margin-bottom="0.0277in" fo:margin-left="0.4958in" fo:text-indent="-0.2479in">
        <style:tab-stops/>
      </style:paragraph-properties>
    </style:style>
    <style:style style:name="P124" style:parent-style-name="ListParagraph" style:family="paragraph">
      <style:paragraph-properties fo:margin-bottom="0.0277in"/>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P127" style:parent-style-name="ListParagraph" style:family="paragraph">
      <style:paragraph-properties fo:margin-bottom="0.0277in"/>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P132" style:parent-style-name="ListParagraph" style:family="paragraph">
      <style:paragraph-properties fo:margin-top="0.2083in" fo:margin-bottom="0.0277in" fo:margin-left="0.4958in" fo:text-indent="-0.2479in">
        <style:tab-stops/>
      </style:paragraph-properties>
    </style:style>
    <style:style style:name="T133" style:parent-style-name="DefaultParagraphFont" style:family="text">
      <style:text-properties fo:font-weight="bold" style:font-weight-asian="bold" fo:font-size="10pt" style:font-size-asian="10pt"/>
    </style:style>
    <style:style style:name="T134" style:parent-style-name="DefaultParagraphFont" style:family="text">
      <style:text-properties fo:font-weight="bold" style:font-weight-asian="bold"/>
    </style:style>
    <style:style style:name="P135" style:parent-style-name="ListParagraph" style:family="paragraph">
      <style:paragraph-properties fo:margin-bottom="0.0277in"/>
    </style:style>
    <style:style style:name="T136" style:parent-style-name="DefaultParagraphFont" style:family="text">
      <style:text-properties fo:font-weight="bold" style:font-weight-asian="bold"/>
    </style:style>
    <style:style style:name="P137" style:parent-style-name="ListParagraph" style:family="paragraph">
      <style:paragraph-properties fo:margin-bottom="0.0277in"/>
    </style:style>
    <style:style style:name="T138" style:parent-style-name="DefaultParagraphFont" style:family="text">
      <style:text-properties fo:font-weight="bold" style:font-weight-asian="bold"/>
    </style:style>
    <style:style style:name="P139" style:parent-style-name="ListParagraph" style:family="paragraph">
      <style:paragraph-properties fo:margin-top="0.2083in" fo:margin-bottom="0.0277in" fo:margin-left="0.4958in" fo:text-indent="-0.2479in">
        <style:tab-stops/>
      </style:paragraph-properties>
    </style:style>
    <style:style style:name="T140" style:parent-style-name="DefaultParagraphFont" style:family="text">
      <style:text-properties fo:font-weight="bold" style:font-weight-asian="bold"/>
    </style:style>
    <style:style style:name="P141" style:parent-style-name="Code" style:family="paragraph">
      <style:paragraph-properties fo:margin-left="0.4923in">
        <style:tab-stops/>
      </style:paragraph-properties>
    </style:style>
    <style:style style:name="P142" style:parent-style-name="Code" style:family="paragraph">
      <style:paragraph-properties fo:margin-left="0.4923in">
        <style:tab-stops/>
      </style:paragraph-properties>
    </style:style>
    <style:style style:name="P143" style:parent-style-name="Code" style:family="paragraph">
      <style:paragraph-properties fo:margin-left="0.4923in">
        <style:tab-stops/>
      </style:paragraph-properties>
    </style:style>
    <style:style style:name="P144" style:parent-style-name="ListParagraph" style:family="paragraph">
      <style:paragraph-properties fo:margin-top="0.0694in" fo:margin-bottom="0.0277in"/>
    </style:style>
    <style:style style:name="P145" style:parent-style-name="Code" style:family="paragraph">
      <style:paragraph-properties fo:margin-left="0.4923in">
        <style:tab-stops/>
      </style:paragraph-properties>
    </style:style>
    <style:style style:name="P146" style:parent-style-name="Code" style:family="paragraph">
      <style:paragraph-properties fo:margin-left="0.4923in">
        <style:tab-stops/>
      </style:paragraph-properties>
    </style:style>
    <style:style style:name="P147" style:parent-style-name="Code" style:family="paragraph">
      <style:paragraph-properties fo:margin-left="0.4923in">
        <style:tab-stops/>
      </style:paragraph-properties>
    </style:style>
    <style:style style:name="P148" style:parent-style-name="Code" style:family="paragraph">
      <style:paragraph-properties fo:margin-left="0.4923in">
        <style:tab-stops/>
      </style:paragraph-properties>
    </style:style>
    <style:style style:name="P149" style:parent-style-name="ListParagraph" style:family="paragraph">
      <style:paragraph-properties fo:margin-top="0.2083in" fo:margin-bottom="0.0277in" fo:margin-left="0.4958in" fo:text-indent="-0.2479in">
        <style:tab-stops/>
      </style:paragraph-properties>
    </style:style>
    <style:style style:name="P150" style:parent-style-name="ListParagraph" style:family="paragraph">
      <style:paragraph-properties fo:margin-bottom="0.0277in"/>
    </style:style>
    <style:style style:name="P151" style:parent-style-name="ListParagraph" style:family="paragraph">
      <style:paragraph-properties fo:margin-bottom="0.0277in"/>
    </style:style>
    <style:style style:name="P152" style:parent-style-name="ListParagraph" style:family="paragraph">
      <style:paragraph-properties fo:margin-bottom="0.0277in"/>
    </style:style>
    <style:style style:name="P153" style:parent-style-name="ListParagraph" style:family="paragraph">
      <style:paragraph-properties fo:margin-bottom="0.0277in"/>
    </style:style>
    <style:style style:name="P154" style:parent-style-name="ListParagraph" style:family="paragraph">
      <style:paragraph-properties fo:margin-bottom="0.0277in"/>
    </style:style>
    <style:style style:name="P155" style:parent-style-name="ListParagraph" style:family="paragraph">
      <style:paragraph-properties fo:margin-bottom="0.0277in"/>
    </style:style>
    <style:style style:name="P156" style:parent-style-name="ListParagraph" style:family="paragraph">
      <style:paragraph-properties fo:margin-bottom="0.0277in"/>
    </style:style>
    <style:style style:name="P157" style:parent-style-name="ListParagraph" style:family="paragraph">
      <style:paragraph-properties fo:margin-top="0.2083in" fo:margin-bottom="0.0277in" fo:margin-left="0.4958in" fo:text-indent="-0.2479in">
        <style:tab-stops/>
      </style:paragraph-properties>
    </style:style>
    <style:style style:name="T158" style:parent-style-name="DefaultParagraphFont" style:family="text">
      <style:text-properties fo:font-weight="bold" style:font-weight-asian="bold"/>
    </style:style>
    <style:style style:name="P159" style:parent-style-name="Code" style:family="paragraph">
      <style:paragraph-properties fo:margin-left="0.5in">
        <style:tab-stops/>
      </style:paragraph-properties>
    </style:style>
    <style:style style:name="P160" style:parent-style-name="Code" style:family="paragraph">
      <style:paragraph-properties fo:margin-left="0.5in">
        <style:tab-stops/>
      </style:paragraph-properties>
    </style:style>
    <style:style style:name="P161" style:parent-style-name="Code" style:family="paragraph">
      <style:paragraph-properties fo:margin-left="0.5in">
        <style:tab-stops/>
      </style:paragraph-properties>
    </style:style>
    <style:style style:name="P162" style:parent-style-name="Code" style:family="paragraph">
      <style:paragraph-properties fo:margin-left="0.5in">
        <style:tab-stops/>
      </style:paragraph-properties>
    </style:style>
    <style:style style:name="P163" style:parent-style-name="ListParagraph" style:family="paragraph">
      <style:paragraph-properties fo:margin-top="0.2083in" fo:margin-bottom="0.0277in" fo:margin-left="0.4958in" fo:text-indent="-0.2479in">
        <style:tab-stops/>
      </style:paragraph-properties>
    </style:style>
    <style:style style:name="P164" style:parent-style-name="ListParagraph" style:family="paragraph">
      <style:paragraph-properties fo:margin-bottom="0.0416in" fo:margin-left="0.4958in" fo:text-indent="-0.2479in">
        <style:tab-stops/>
      </style:paragraph-properties>
    </style:style>
    <style:style style:name="P165" style:parent-style-name="ListParagraph" style:family="paragraph">
      <style:paragraph-properties fo:margin-bottom="0.0416in" fo:margin-left="0.4958in" fo:text-indent="-0.2479in">
        <style:tab-stops/>
      </style:paragraph-properties>
    </style:style>
    <style:style style:name="P166" style:parent-style-name="ListParagraph" style:family="paragraph">
      <style:paragraph-properties fo:margin-bottom="0.0416in" fo:margin-left="0.4958in" fo:text-indent="-0.2479in">
        <style:tab-stops/>
      </style:paragraph-properties>
    </style:style>
    <style:style style:name="P167" style:parent-style-name="ListParagraph" style:family="paragraph">
      <style:paragraph-properties fo:margin-bottom="0.0277in"/>
    </style:style>
    <style:style style:name="P168" style:parent-style-name="ListParagraph" style:family="paragraph">
      <style:paragraph-properties fo:margin-bottom="0.0277in"/>
    </style:style>
    <style:style style:name="P169" style:parent-style-name="ListParagraph" style:family="paragraph">
      <style:paragraph-properties fo:margin-bottom="0.0277in"/>
    </style:style>
    <style:style style:name="P170" style:parent-style-name="ListParagraph" style:family="paragraph">
      <style:paragraph-properties fo:margin-bottom="0.0416in" fo:margin-left="0.4958in" fo:text-indent="-0.2479in">
        <style:tab-stops/>
      </style:paragraph-properties>
    </style:style>
    <style:style style:name="P171" style:parent-style-name="ListParagraph" style:family="paragraph">
      <style:paragraph-properties fo:margin-bottom="0.0416in" fo:margin-left="0.4958in" fo:text-indent="-0.2479in">
        <style:tab-stops/>
      </style:paragraph-properties>
    </style:style>
    <style:style style:name="P172" style:parent-style-name="ListParagraph" style:family="paragraph">
      <style:paragraph-properties fo:margin-bottom="0.0277in"/>
    </style:style>
    <style:style style:name="P173" style:parent-style-name="ListParagraph" style:family="paragraph">
      <style:paragraph-properties fo:margin-bottom="0.0277in"/>
    </style:style>
    <style:style style:name="P174" style:parent-style-name="ListParagraph" style:family="paragraph">
      <style:paragraph-properties fo:margin-bottom="0.0277in"/>
    </style:style>
    <style:style style:name="P175" style:parent-style-name="ListParagraph" style:family="paragraph">
      <style:paragraph-properties fo:margin-bottom="0.0416in" fo:margin-left="0.4958in" fo:text-indent="-0.2479in">
        <style:tab-stops/>
      </style:paragraph-properties>
    </style:style>
    <style:style style:name="P176" style:parent-style-name="Normal" style:family="paragraph">
      <style:paragraph-properties fo:break-before="page"/>
    </style:style>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Normal" style:family="paragraph">
      <style:paragraph-properties fo:margin-top="0.2083in" fo:margin-bottom="0.0416in"/>
    </style:style>
    <style:style style:name="P182" style:parent-style-name="Normal" style:family="paragraph">
      <style:paragraph-properties fo:margin-top="0.2083in" fo:margin-bottom="0.0416in"/>
    </style:style>
    <style:style style:name="P183" style:parent-style-name="Normal" style:family="paragraph">
      <style:paragraph-properties fo:margin-top="0.2083in" fo:margin-bottom="0.0416in"/>
    </style:style>
    <style:style style:name="P184" style:parent-style-name="Normal" style:family="paragraph">
      <style:paragraph-properties fo:margin-top="0.2083in" fo:margin-bottom="0.0416in"/>
    </style:style>
    <style:style style:name="P185" style:parent-style-name="Normal" style:family="paragraph">
      <style:paragraph-properties fo:margin-top="0.2083in" fo:margin-bottom="0.0416in"/>
    </style:style>
    <style:style style:name="P186" style:parent-style-name="Normal" style:family="paragraph">
      <style:paragraph-properties fo:break-before="page" fo:line-height="115%"/>
    </style:style>
    <style:style style:name="P187" style:parent-style-name="Heading1" style:family="paragraph">
      <style:paragraph-properties fo:keep-together="auto" fo:widows="0" fo:orphans="0" style:text-autospace="none" style:vertical-align="baseline" fo:margin-top="0.1666in" fo:margin-bottom="0.0833in" fo:margin-left="0.3in" fo:text-indent="-0.3in">
        <style:tab-stops/>
      </style:paragraph-properties>
      <style:text-properties fo:hyphenate="false"/>
    </style:style>
    <style:style style:name="P188" style:parent-style-name="Heading2" style:family="paragraph">
      <style:paragraph-properties fo:keep-together="auto" fo:widows="0" fo:orphans="0" style:text-autospace="none" style:vertical-align="baseline" fo:margin-top="0.1666in" fo:margin-bottom="0.0833in" fo:margin-left="0.4in" fo:text-indent="-0.4in">
        <style:tab-stops/>
      </style:paragraph-properties>
      <style:text-properties fo:hyphenate="false"/>
    </style:style>
    <style:style style:name="P189" style:parent-style-name="Normal" style:family="paragraph">
      <style:paragraph-properties fo:margin-top="0.0833in"/>
    </style:style>
    <style:style style:name="P190" style:parent-style-name="Normal" style:family="paragraph">
      <style:paragraph-properties fo:keep-with-next="always" fo:text-align="center" fo:margin-bottom="0.0833in"/>
    </style:style>
    <style:style style:name="P191" style:parent-style-name="Caption" style:family="paragraph">
      <style:paragraph-properties fo:text-align="center"/>
    </style:style>
    <style:style style:name="T192" style:parent-style-name="DefaultParagraphFont" style:family="text">
      <style:text-properties fo:language="et" fo:country="EE"/>
    </style:style>
    <style:style style:name="P193" style:parent-style-name="Normal" style:family="paragraph">
      <style:paragraph-properties fo:break-before="page"/>
    </style:style>
    <style:style style:name="T194" style:parent-style-name="DefaultParagraphFont" style:family="text">
      <style:text-properties fo:font-style="italic" style:font-style-asian="italic"/>
    </style:style>
    <style:style style:name="P195" style:parent-style-name="Normal" style:family="paragraph">
      <style:paragraph-properties fo:keep-with-next="always" fo:text-align="center" fo:margin-bottom="0.0833in"/>
    </style:style>
    <style:style style:name="P196" style:parent-style-name="Caption" style:family="paragraph">
      <style:paragraph-properties fo:text-align="center"/>
    </style:style>
    <style:style style:name="T197" style:parent-style-name="DefaultParagraphFont" style:family="text">
      <style:text-properties fo:language="et" fo:country="EE"/>
    </style:style>
    <style:style style:name="T198" style:parent-style-name="DefaultParagraphFont" style:family="text">
      <style:text-properties fo:font-style="italic" style:font-style-asian="italic"/>
    </style:style>
    <style:style style:name="P199" style:parent-style-name="Heading2" style:family="paragraph">
      <style:paragraph-properties fo:keep-together="auto" fo:widows="0" fo:orphans="0" style:text-autospace="none" style:vertical-align="baseline" fo:margin-top="0.1666in" fo:margin-bottom="0.0833in" fo:margin-left="0.4in" fo:text-indent="-0.4in">
        <style:tab-stops/>
      </style:paragraph-properties>
      <style:text-properties fo:hyphenate="false"/>
    </style:style>
    <style:style style:name="P200" style:parent-style-name="Normal" style:family="paragraph">
      <style:paragraph-properties style:vertical-align="baseline" fo:margin-top="0.0833in" fo:margin-left="0.4958in" fo:text-indent="-0.2479in">
        <style:tab-stops>
          <style:tab-stop style:type="left" style:position="0.0041in"/>
        </style:tab-stops>
      </style:paragraph-properties>
      <style:text-properties fo:hyphenate="false"/>
    </style:style>
    <style:style style:name="P201" style:parent-style-name="Normal" style:family="paragraph">
      <style:paragraph-properties style:vertical-align="baseline" fo:margin-top="0.0833in" fo:margin-left="0.4958in" fo:text-indent="-0.2479in">
        <style:tab-stops>
          <style:tab-stop style:type="left" style:position="0.0041in"/>
        </style:tab-stops>
      </style:paragraph-properties>
      <style:text-properties fo:hyphenate="false"/>
    </style:style>
    <style:style style:name="P202" style:parent-style-name="Normal" style:family="paragraph">
      <style:paragraph-properties style:vertical-align="baseline" fo:margin-top="0.0833in" fo:margin-left="0.4958in" fo:text-indent="-0.2479in">
        <style:tab-stops>
          <style:tab-stop style:type="left" style:position="0.0041in"/>
        </style:tab-stops>
      </style:paragraph-properties>
      <style:text-properties fo:hyphenate="false"/>
    </style:style>
    <style:style style:name="P203" style:parent-style-name="Normal" style:family="paragraph">
      <style:paragraph-properties style:vertical-align="baseline" fo:margin-top="0.0833in" fo:margin-left="0.4958in" fo:text-indent="-0.2479in">
        <style:tab-stops>
          <style:tab-stop style:type="left" style:position="0.0041in"/>
        </style:tab-stops>
      </style:paragraph-properties>
      <style:text-properties fo:hyphenate="false"/>
    </style:style>
    <style:style style:name="P204" style:parent-style-name="Heading2" style:family="paragraph">
      <style:paragraph-properties fo:keep-together="auto" fo:widows="0" fo:orphans="0" style:text-autospace="none" style:vertical-align="baseline" fo:margin-top="0.1666in" fo:margin-bottom="0.0833in" fo:margin-left="0.4in" fo:text-indent="-0.4in">
        <style:tab-stops/>
      </style:paragraph-properties>
      <style:text-properties fo:hyphenate="false"/>
    </style:style>
    <style:style style:name="P205" style:parent-style-name="Normal" style:family="paragraph">
      <style:paragraph-properties fo:margin-top="0.0833in"/>
    </style:style>
    <style:style style:name="P206" style:parent-style-name="Heading3" style:family="paragraph">
      <style:paragraph-properties fo:keep-together="auto" fo:widows="0" fo:orphans="0" style:text-autospace="none" style:vertical-align="baseline" fo:margin-top="0.1666in" fo:margin-bottom="0.0416in" fo:margin-left="0.5in" fo:text-indent="-0.5in">
        <style:tab-stops/>
      </style:paragraph-properties>
      <style:text-properties fo:hyphenate="false"/>
    </style:style>
    <style:style style:name="P207" style:parent-style-name="Normal" style:family="paragraph">
      <style:paragraph-properties fo:margin-top="0.0833in" fo:margin-bottom="0.0833in"/>
    </style:style>
    <style:style style:name="T208" style:parent-style-name="DefaultParagraphFont" style:family="text">
      <style:text-properties fo:color="#0000FF"/>
    </style:style>
    <style:style style:name="T209" style:parent-style-name="DefaultParagraphFont" style:family="text">
      <style:text-properties fo:color="#0000FF"/>
    </style:style>
    <style:style style:name="T210" style:parent-style-name="DefaultParagraphFont" style:family="text">
      <style:text-properties fo:color="#0000FF"/>
    </style:style>
    <style:style style:name="T211" style:parent-style-name="DefaultParagraphFont" style:family="text">
      <style:text-properties fo:color="#0000FF"/>
    </style:style>
    <style:style style:name="T212" style:parent-style-name="DefaultParagraphFont" style:family="text">
      <style:text-properties fo:color="#0000FF"/>
    </style:style>
    <style:style style:name="T213" style:parent-style-name="DefaultParagraphFont" style:family="text">
      <style:text-properties fo:color="#0000FF"/>
    </style:style>
    <style:style style:name="T214" style:parent-style-name="DefaultParagraphFont" style:family="text">
      <style:text-properties fo:color="#0000FF"/>
    </style:style>
    <style:style style:name="T215" style:parent-style-name="DefaultParagraphFont" style:family="text">
      <style:text-properties fo:color="#0000FF"/>
    </style:style>
    <style:style style:name="T216" style:parent-style-name="DefaultParagraphFont" style:family="text">
      <style:text-properties fo:color="#0000FF"/>
    </style:style>
    <style:style style:name="T217" style:parent-style-name="DefaultParagraphFont" style:family="text">
      <style:text-properties fo:color="#0000FF"/>
    </style:style>
    <style:style style:name="T218" style:parent-style-name="DefaultParagraphFont" style:family="text">
      <style:text-properties fo:color="#0000FF"/>
    </style:style>
    <style:style style:name="T219" style:parent-style-name="DefaultParagraphFont" style:family="text">
      <style:text-properties fo:color="#0000FF"/>
    </style:style>
    <style:style style:name="T220" style:parent-style-name="DefaultParagraphFont" style:family="text">
      <style:text-properties fo:color="#0000FF"/>
    </style:style>
    <style:style style:name="T221" style:parent-style-name="DefaultParagraphFont" style:family="text">
      <style:text-properties fo:color="#0000FF"/>
    </style:style>
    <style:style style:name="T222" style:parent-style-name="DefaultParagraphFont" style:family="text">
      <style:text-properties fo:color="#0000FF"/>
    </style:style>
    <style:style style:name="T223" style:parent-style-name="DefaultParagraphFont" style:family="text">
      <style:text-properties fo:color="#0000FF"/>
    </style:style>
    <style:style style:name="T224" style:parent-style-name="DefaultParagraphFont" style:family="text">
      <style:text-properties fo:color="#0000FF"/>
    </style:style>
    <style:style style:name="T225" style:parent-style-name="DefaultParagraphFont" style:family="text">
      <style:text-properties fo:color="#0000FF"/>
    </style:style>
    <style:style style:name="T226" style:parent-style-name="DefaultParagraphFont" style:family="text">
      <style:text-properties fo:color="#0000FF"/>
    </style:style>
    <style:style style:name="T227" style:parent-style-name="DefaultParagraphFont" style:family="text">
      <style:text-properties fo:color="#0000FF"/>
    </style:style>
    <style:style style:name="T228" style:parent-style-name="DefaultParagraphFont" style:family="text">
      <style:text-properties fo:color="#0000FF"/>
    </style:style>
    <style:style style:name="T229" style:parent-style-name="DefaultParagraphFont" style:family="text">
      <style:text-properties fo:color="#0000FF"/>
    </style:style>
    <style:style style:name="T230" style:parent-style-name="DefaultParagraphFont" style:family="text">
      <style:text-properties fo:color="#0000FF"/>
    </style:style>
    <style:style style:name="T231" style:parent-style-name="DefaultParagraphFont" style:family="text">
      <style:text-properties fo:color="#0000FF"/>
    </style:style>
    <style:style style:name="T232" style:parent-style-name="DefaultParagraphFont" style:family="text">
      <style:text-properties fo:color="#0000FF"/>
    </style:style>
    <style:style style:name="T233" style:parent-style-name="DefaultParagraphFont" style:family="text">
      <style:text-properties fo:color="#0000FF"/>
    </style:style>
    <style:style style:name="T234" style:parent-style-name="DefaultParagraphFont" style:family="text">
      <style:text-properties fo:color="#0000FF"/>
    </style:style>
    <style:style style:name="T235" style:parent-style-name="DefaultParagraphFont" style:family="text">
      <style:text-properties fo:color="#0000FF"/>
    </style:style>
    <style:style style:name="T236" style:parent-style-name="DefaultParagraphFont" style:family="text">
      <style:text-properties fo:color="#0000FF"/>
    </style:style>
    <style:style style:name="T237" style:parent-style-name="DefaultParagraphFont" style:family="text">
      <style:text-properties fo:color="#0000FF"/>
    </style:style>
    <style:style style:name="T238" style:parent-style-name="DefaultParagraphFont" style:family="text">
      <style:text-properties fo:color="#0000FF"/>
    </style:style>
    <style:style style:name="T239" style:parent-style-name="DefaultParagraphFont" style:family="text">
      <style:text-properties fo:color="#0000FF"/>
    </style:style>
    <style:style style:name="T240" style:parent-style-name="DefaultParagraphFont" style:family="text">
      <style:text-properties fo:color="#0000FF"/>
    </style:style>
    <style:style style:name="T241" style:parent-style-name="DefaultParagraphFont" style:family="text">
      <style:text-properties fo:color="#0000FF"/>
    </style:style>
    <style:style style:name="T242" style:parent-style-name="DefaultParagraphFont" style:family="text">
      <style:text-properties fo:color="#0000FF"/>
    </style:style>
    <style:style style:name="T243" style:parent-style-name="DefaultParagraphFont" style:family="text">
      <style:text-properties fo:color="#0000FF"/>
    </style:style>
    <style:style style:name="T244" style:parent-style-name="DefaultParagraphFont" style:family="text">
      <style:text-properties fo:color="#0000FF"/>
    </style:style>
    <style:style style:name="T245" style:parent-style-name="DefaultParagraphFont" style:family="text">
      <style:text-properties fo:color="#0000FF"/>
    </style:style>
    <style:style style:name="T246" style:parent-style-name="DefaultParagraphFont" style:family="text">
      <style:text-properties fo:color="#0000FF"/>
    </style:style>
    <style:style style:name="T247" style:parent-style-name="DefaultParagraphFont" style:family="text">
      <style:text-properties fo:color="#0000FF"/>
    </style:style>
    <style:style style:name="T248" style:parent-style-name="DefaultParagraphFont" style:family="text">
      <style:text-properties fo:color="#0000FF"/>
    </style:style>
    <style:style style:name="T249" style:parent-style-name="DefaultParagraphFont" style:family="text">
      <style:text-properties fo:color="#0000FF"/>
    </style:style>
    <style:style style:name="T250" style:parent-style-name="DefaultParagraphFont" style:family="text">
      <style:text-properties fo:color="#0000FF"/>
    </style:style>
    <style:style style:name="T251" style:parent-style-name="DefaultParagraphFont" style:family="text">
      <style:text-properties fo:color="#0000FF"/>
    </style:style>
    <style:style style:name="T252" style:parent-style-name="DefaultParagraphFont" style:family="text">
      <style:text-properties fo:color="#0000FF"/>
    </style:style>
    <style:style style:name="T253" style:parent-style-name="DefaultParagraphFont" style:family="text">
      <style:text-properties fo:color="#0000FF"/>
    </style:style>
    <style:style style:name="T254" style:parent-style-name="DefaultParagraphFont" style:family="text">
      <style:text-properties fo:color="#0000FF"/>
    </style:style>
    <style:style style:name="T255" style:parent-style-name="DefaultParagraphFont" style:family="text">
      <style:text-properties fo:color="#0000FF"/>
    </style:style>
    <style:style style:name="T256" style:parent-style-name="DefaultParagraphFont" style:family="text">
      <style:text-properties fo:color="#0000FF"/>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color="#0000FF"/>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fo:color="#0000FF"/>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fo:color="#0000FF"/>
    </style:style>
    <style:style style:name="T263" style:parent-style-name="DefaultParagraphFont" style:family="text">
      <style:text-properties fo:font-weight="bold" style:font-weight-asian="bold" fo:color="#0000FF"/>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color="#0000FF"/>
    </style:style>
    <style:style style:name="P266" style:parent-style-name="Code" style:family="paragraph">
      <style:text-properties fo:font-weight="bold" style:font-weight-asian="bold" fo:color="#0000FF"/>
    </style:style>
    <style:style style:name="T267" style:parent-style-name="DefaultParagraphFont" style:family="text">
      <style:text-properties fo:font-weight="bold" style:font-weight-asian="bold" fo:color="#0000FF"/>
    </style:style>
    <style:style style:name="P268" style:parent-style-name="Code" style:family="paragraph">
      <style:text-properties fo:font-weight="bold" style:font-weight-asian="bold" fo:color="#0000FF"/>
    </style:style>
    <style:style style:name="T269" style:parent-style-name="DefaultParagraphFont" style:family="text">
      <style:text-properties fo:font-weight="bold" style:font-weight-asian="bold" fo:color="#0000FF"/>
    </style:style>
    <style:style style:name="T270" style:parent-style-name="DefaultParagraphFont" style:family="text">
      <style:text-properties fo:font-weight="bold" style:font-weight-asian="bold"/>
    </style:style>
    <style:style style:name="T271" style:parent-style-name="DefaultParagraphFont" style:family="text">
      <style:text-properties fo:font-weight="bold" style:font-weight-asian="bold" fo:color="#0000FF"/>
    </style:style>
    <style:style style:name="T272" style:parent-style-name="DefaultParagraphFont" style:family="text">
      <style:text-properties fo:font-weight="bold" style:font-weight-asian="bold"/>
    </style:style>
    <style:style style:name="T273" style:parent-style-name="DefaultParagraphFont" style:family="text">
      <style:text-properties fo:font-weight="bold" style:font-weight-asian="bold" fo:color="#0000FF"/>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fo:color="#0000FF"/>
    </style:style>
    <style:style style:name="T276" style:parent-style-name="DefaultParagraphFont" style:family="text">
      <style:text-properties fo:font-weight="bold" style:font-weight-asian="bold"/>
    </style:style>
    <style:style style:name="T277" style:parent-style-name="DefaultParagraphFont" style:family="text">
      <style:text-properties fo:font-weight="bold" style:font-weight-asian="bold" fo:color="#0000FF"/>
    </style:style>
    <style:style style:name="T278" style:parent-style-name="DefaultParagraphFont" style:family="text">
      <style:text-properties fo:font-weight="bold" style:font-weight-asian="bold"/>
    </style:style>
    <style:style style:name="T279" style:parent-style-name="DefaultParagraphFont" style:family="text">
      <style:text-properties fo:font-weight="bold" style:font-weight-asian="bold" fo:color="#0000FF"/>
    </style:style>
    <style:style style:name="T280" style:parent-style-name="DefaultParagraphFont" style:family="text">
      <style:text-properties fo:font-weight="bold" style:font-weight-asian="bold"/>
    </style:style>
    <style:style style:name="T281" style:parent-style-name="DefaultParagraphFont" style:family="text">
      <style:text-properties fo:font-weight="bold" style:font-weight-asian="bold" fo:color="#0000FF"/>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fo:color="#0000FF"/>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fo:color="#0000FF"/>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color="#0000FF"/>
    </style:style>
    <style:style style:name="T288" style:parent-style-name="DefaultParagraphFont" style:family="text">
      <style:text-properties fo:color="#0000FF"/>
    </style:style>
    <style:style style:name="P289" style:parent-style-name="Normal" style:family="paragraph">
      <style:paragraph-properties fo:margin-top="0.0833in"/>
    </style:style>
    <style:style style:name="P290" style:parent-style-name="Normal" style:family="paragraph">
      <style:paragraph-properties fo:margin-top="0.0833in"/>
    </style:style>
    <style:style style:name="P291" style:parent-style-name="Normal" style:family="paragraph">
      <style:paragraph-properties fo:margin-top="0.0833i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Dokumendivahetuskeskus (DVK)</text:p>
      <text:p text:style-name="P4">Operaatori serveri paigaldamise ja seadistamise juhend</text:p>
      <text:p text:style-name="Normal"/>
      <text:p text:style-name="Normal"/>
      <text:p text:style-name="P5"/>
      <text:p text:style-name="P6">Versioon 1.0</text:p>
      <text:p text:style-name="P7">16.07.2012</text:p>
      <text:p text:style-name="Normal"/>
      <text:soft-page-break/>
      <text:p text:style-name="P8"><text:span text:style-name="T9">Muudatuste ajalugu</text:span></text:p>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Kuupäev</text:p>
          </table:table-cell>
          <table:table-cell table:style-name="TableCell18">
            <text:p text:style-name="P19">Versioon</text:p>
          </table:table-cell>
          <table:table-cell table:style-name="TableCell20">
            <text:p text:style-name="P21">Kirjeldus</text:p>
          </table:table-cell>
          <table:table-cell table:style-name="TableCell22">
            <text:p text:style-name="P23">Autor</text:p>
          </table:table-cell>
        </table:table-row>
        <table:table-row table:style-name="TableRow24">
          <table:table-cell table:style-name="TableCell25">
            <text:p text:style-name="P26">16.07.2012</text:p>
          </table:table-cell>
          <table:table-cell table:style-name="TableCell27">
            <text:p text:style-name="P28">1.0</text:p>
          </table:table-cell>
          <table:table-cell table:style-name="TableCell29">
            <text:p text:style-name="P30">Dokumendi esialgne versioon.</text:p>
          </table:table-cell>
          <table:table-cell table:style-name="TableCell31">
            <text:p text:style-name="P32">Jaak Lember</text:p>
          </table:table-cell>
        </table:table-row>
      </table:table>
      <text:p text:style-name="Normal"/>
      <text:p text:style-name="Normal"/>
      <text:p text:style-name="Normal"/>
      <text:p text:style-name="Normal"/>
      <text:p text:style-name="Normal"/>
      <text:p text:style-name="Normal"><text:span text:style-name="T33">Sisukord</text:span></text:p>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4"><text:a xlink:href="#_Toc330204037" office:target-frame-name="_top" xlink:show="replace"><text:span text:style-name="Hyperlink">Operaatori DVK serveri paigaldamine ja seadistamine</text:span><text:tab/>3</text:a></text:p>
          <text:p text:style-name="P35"><text:a xlink:href="#_Toc330204038" office:target-frame-name="_top" xlink:show="replace"><text:span text:style-name="Hyperlink">DVK keskserveri seadistamine RIA poolt</text:span><text:tab/>5</text:a></text:p>
          <text:p text:style-name="P36"><text:a xlink:href="#_Toc330204039" office:target-frame-name="_top" xlink:show="replace"><text:span text:style-name="Hyperlink">DVK serverite vahelise andmevahetuse testimine</text:span><text:tab/>6</text:a></text:p>
          <text:p text:style-name="P37"><text:a xlink:href="#_Toc330204040" office:target-frame-name="_top" xlink:show="replace"><text:span text:style-name="Hyperlink">Operaatori pool tehtavad kontrollid</text:span><text:tab/>6</text:a></text:p>
          <text:p text:style-name="P38"><text:a xlink:href="#_Toc330204041" office:target-frame-name="_top" xlink:show="replace"><text:span text:style-name="Hyperlink">RIA pool tehtavad kontrollid</text:span><text:tab/>6</text:a></text:p>
          <text:p text:style-name="P39"><text:a xlink:href="#_Toc330204042" office:target-frame-name="_top" xlink:show="replace"><text:span text:style-name="Hyperlink">Lisa 1: Asutuste, isikute ja ametikohtade lisamine DVK serverisse</text:span><text:tab/>7</text:a></text:p>
          <text:p text:style-name="P40"><text:a xlink:href="#_Toc330204043" office:target-frame-name="_top" xlink:show="replace"><text:span text:style-name="Hyperlink">SQL skript asutusega seotud kirjete lisamiseks DVK andmebaasi</text:span><text:tab/>7</text:a></text:p>
          <text:p text:style-name="P41"><text:a xlink:href="#_Toc330204044" office:target-frame-name="_top" xlink:show="replace"><text:span text:style-name="Hyperlink">Lisa 2: DVK serverite vahelise andmevahetuse tehniline kirjeldus</text:span><text:tab/>9</text:a></text:p>
          <text:p text:style-name="P42"><text:a xlink:href="#_Toc330204045" office:target-frame-name="_top" xlink:show="replace"><text:span text:style-name="Hyperlink">Sissejuhatus</text:span><text:tab/>9</text:a></text:p>
          <text:p text:style-name="P43"><text:a xlink:href="#_Toc330204046" office:target-frame-name="_top" xlink:show="replace"><text:span text:style-name="Hyperlink">Tehnilised piirangud DVK lüüside kasutamisele</text:span><text:tab/>10</text:a></text:p>
          <text:p text:style-name="P44"><text:a xlink:href="#_Toc330204047" office:target-frame-name="_top" xlink:show="replace"><text:span text:style-name="Hyperlink">DVK lüüside lahendusest tingitud muudatused DVK spetsifikatsioonis</text:span><text:tab/>11</text:a></text:p>
          <text:p text:style-name="P45"><text:a xlink:href="#_Toc330204048" office:target-frame-name="_top" xlink:show="replace"><text:span text:style-name="Hyperlink">Vahendaja kirje DVK konteineri transport andmestruktuuris</text:span><text:tab/>11</text:a></text:p>
        </text:index-body>
      </text:table-of-content>
      <text:p text:style-name="P46"/>
      <text:p text:style-name="Normal"/>
      <text:p text:style-name="Normal"/>
      <text:p text:style-name="Normal"/>
      <text:p text:style-name="P47"/>
      <text:h text:style-name="Heading1" text:outline-level="1"><text:bookmark-start text:name="_Toc330204037"/><text:soft-page-break/>Operaatori DVK<text:s/>serveri<text:s/>paigaldamine ja seadistamine<text:bookmark-end text:name="_Toc330204037"/></text:h>
      <text:list text:style-name="LFO1" text:continue-numbering="true">
        <text:list-item>
          <text:p text:style-name="P48">Leppige RIA-ga kokku:</text:p>
        </text:list-item>
      </text:list>
      <text:list text:style-name="LFO9" text:continue-numbering="true">
        <text:list-item>
          <text:list>
            <text:list-item>
              <text:p text:style-name="P49">operaatori DVK serveri<text:s/><text:span text:style-name="T50">andmekogu nimi</text:span><text:span text:style-name="T51">;</text:span></text:p>
            </text:list-item>
            <text:list-item>
              <text:p text:style-name="P52">operaatori DVK serveri halduri<text:s/><text:span text:style-name="T53">nimi ja</text:span><text:span text:style-name="T54"><text:s/></text:span><text:span text:style-name="T55">isikukood</text:span><text:span text:style-name="T56">.</text:span><text:span text:style-name="T57"><text:line-break/></text:span>Kuna halduri isikukoodi hakatakse kasutama DVK serverite omavaheliste X-Tee päringute juures, siis võib siin olla otsrabekas kasutada fiktiivset (st mitte ühelegi reaalsele isikule kuulvat) isikukoodi.</text:p>
            </text:list-item>
          </text:list>
        </text:list-item>
      </text:list>
      <text:list text:style-name="LFO1" text:continue-numbering="true">
        <text:list-item>
          <text:p text:style-name="P58">Paigaldage<text:s/>DVK server vastavalt DVK serveri paigaldusjuhendile:<text:s/><text:a xlink:href="https://svn.eesti.ee/projektid/dvk/doc/server/dvk_server_paigaldusjuhend.odt" office:target-frame-name="_top" xlink:show="replace"><text:span text:style-name="Hyperlink">https://svn.eesti.ee/projektid/dvk/doc/server/dvk_server_paigaldusjuhend.odt</text:span></text:a></text:p>
        </text:list-item>
        <text:list-item>
          <text:p text:style-name="P59">Avage<text:s/>tekstiredaktoris DVK serveri konfiguratsioonifail<text:s/><text:s/><text:span text:style-name="T60">[Tomcati_juurkaust]</text:span><text:span text:style-name="T61">/webapps/dvk/WEB-INF/dhl.properties</text:span><text:s/>ning<text:s/>seadistage seal andmekogu nimetus ja registrikoodid, mille esimesel sammul RIA-ga kokku leppisite:</text:p>
        </text:list-item>
      </text:list>
      <text:list text:style-name="LFO9" text:continue-numbering="true">
        <text:list-item>
          <text:list>
            <text:list-item>
              <text:p text:style-name="P62"><text:span text:style-name="T63">server_producer_name</text:span><text:s text:c="2"/>väärtuseks määrake<text:s/>operaatori DVK serveri andmekogu<text:s/>nimetus</text:p>
            </text:list-item>
            <text:list-item>
              <text:p text:style-name="P64"><text:span text:style-name="T65">client_default_org_code</text:span><text:s/>väärtuseks määrake<text:s/>operaatori serverit haldava<text:s/>asutuse<text:s/>registrikood<text:s/>(st oma asutuse või ettevõtte registrikood)</text:p>
            </text:list-item>
            <text:list-item>
              <text:p text:style-name="P66"><text:span text:style-name="T67">client_default_person_code</text:span><text:s/>väärtuseks määrake operaatori DVK serveri halduri isikukood.</text:p>
            </text:list-item>
          </text:list>
        </text:list-item>
      </text:list>
      <text:list text:style-name="LFO1" text:continue-numbering="true">
        <text:list-item>
          <text:p text:style-name="P68">Asendage<text:s/>DVK serveri<text:s/>WSDL kirjelduste failis<text:s/><text:s/><text:span text:style-name="T69">[Tomcati_juurkaust]</text:span><text:span text:style-name="T70">/webapps/dvk/</text:span><text:span text:style-name="T71">dhl.wsdl</text:span><text:s/>andmekogu nimeruumi URL-ides andmekogu nimi<text:s/><text:span text:style-name="T72">dhl</text:span><text:s/>operaatori serveri andmekogu nimega.</text:p>
        </text:list-item>
      </text:list>
      <text:p text:style-name="P73">St asendage tekst</text:p>
      <text:p text:style-name="P74">http://producers.dhl.xtee.riik.ee/producer/dhl</text:p>
      <text:p text:style-name="P75">tekstiga</text:p>
      <text:p text:style-name="P76">http://producers.[andmekogu-nimi].xtee.riik.ee/producer/[andmekogu-nimi]</text:p>
      <text:p text:style-name="P77">Näiteks</text:p>
      <text:p text:style-name="P78">http://producers.dhl-operaator.xtee.riik.ee/producer/dhl-operaator</text:p>
      <text:list text:style-name="LFO1" text:continue-numbering="true">
        <text:list-item>
          <text:p text:style-name="P79">Asendage<text:s/>DVK serveri<text:s/>WSDL kirjelduste faili<text:s/><text:s/><text:span text:style-name="T80">[Tomcati_juurkaust]</text:span><text:span text:style-name="T81">/webapps/dvk/</text:span><text:span text:style-name="T82">dhl.wsdl</text:span><text:s/>lõpus alajaotuses<text:s/><text:span text:style-name="T83">service</text:span><text:s/><text:span text:style-name="T84"></text:span><text:s/><text:span text:style-name="T85">port</text:span><text:s/>andmekogu nimi<text:s/><text:span text:style-name="T86">dhl</text:span><text:s/>operaatori serveri andmekogu nimega.</text:p>
        </text:list-item>
      </text:list>
      <text:p text:style-name="P87">St asendage tekst</text:p>
      <text:p text:style-name="P88">&lt;xtee:address producer="dhl"/&gt;</text:p>
      <text:p text:style-name="P89">tekstiga</text:p>
      <text:p text:style-name="P90">&lt;xtee:address producer="[andmekogu-nimi]"/&gt;</text:p>
      <text:p text:style-name="P91">Näiteks</text:p>
      <text:p text:style-name="P92">&lt;xtee:address producer="dhl-operaator"/&gt;</text:p>
      <text:list text:style-name="LFO1" text:continue-numbering="true">
        <text:list-item>
          <text:p text:style-name="P93">Lisage andmekogu operaatori x-tee turvaserverisse vastavalt x-tee turvaserveri kasutusjuhendi peatükile „5 Andmekogu<text:s/>turvaserveri haldus“:<text:line-break/><text:a xlink:href="http://ee.x-rd.net/docs/est/turvaserveri_kasutusjuhend.pdf" office:target-frame-name="_top" xlink:show="replace"><text:span text:style-name="Hyperlink">http://ee.x-rd.net/docs/est/turvaserveri_kasutusjuhend.pdf</text:span></text:a></text:p>
        </text:list-item>
      </text:list>
      <text:p text:style-name="P94">Andmekogu adapterserveri lisamisel vajalikud URL-id on järgmised:</text:p>
      <text:list text:style-name="LFO9" text:continue-numbering="true">
        <text:list-item>
          <text:list>
            <text:list-item>
              <text:p text:style-name="P95"><text:s/>URI<text:s/>=<text:s/>/dvk/services/dhlHttpSoapPort</text:p>
            </text:list-item>
            <text:list-item>
              <text:p text:style-name="P96">Skeemi URI<text:s/>= /dvk/dhl.wsdl</text:p>
            </text:list-item>
          </text:list>
        </text:list-item>
      </text:list>
      <text:list text:style-name="LFO1" text:continue-numbering="true">
        <text:list-item>
          <text:p text:style-name="P97">Lisage<text:s/>operaatori<text:s/>DVK serveri andmebaasis<text:s/>andmetabelisse<text:s/><text:span text:style-name="T98">SERVER</text:span><text:s/>viide DVK keskserverile:</text:p>
        </text:list-item>
      </text:list>
      <text:p text:style-name="P99"/>
      <text:p text:style-name="P100"><text:span text:style-name="CodeChar">insert into server(server_id, andmekogu_nimi</text:span><text:span text:style-name="CodeChar">, aadress</text:span><text:span text:style-name="CodeChar">)</text:span><text:span text:style-name="CodeChar"><text:line-break/></text:span><text:span text:style-name="CodeChar">values(1,<text:s/></text:span><text:span text:style-name="CodeChar">'</text:span><text:span text:style-name="CodeChar">dhl</text:span><text:span text:style-name="CodeChar">'</text:span><text:span text:style-name="CodeChar">, TURVASERVERI-URL</text:span><text:span text:style-name="CodeChar">);</text:span></text:p>
      <text:p text:style-name="P101"/>
      <text:p text:style-name="P102">Näiteks:</text:p>
      <text:p text:style-name="P103"/>
      <text:p text:style-name="P104"><text:span text:style-name="CodeChar">insert into server(server_id, andmekogu_nimi, aadress)</text:span></text:p>
      <text:p text:style-name="P105"><text:span text:style-name="CodeChar">values(1, 'dhl', 'http://192.168.1.1/cgi-bin/consumer_proxy');</text:span></text:p>
      <text:p text:style-name="P106"/>
      <text:list text:style-name="LFO1" text:continue-numbering="true">
        <text:list-item>
          <text:p text:style-name="P107">Lisage operaatori DVK serveri asutuste, isikute ja ametikohtade andmetabelitesse RIA andmed. Kõige lihtsam on selleks kasutada käesoleva dokumendi lisa 1 lõpus olevat PL/SQL skripti. Skripti poolt küsitavate parameetrite väärtused on järgmised:</text:p>
        </text:list-item>
      </text:list>
      <text:list text:style-name="LFO9" text:continue-numbering="true">
        <text:list-item>
          <text:list>
            <text:list-item>
              <text:p text:style-name="P108">ASUTUSE_REGISTRIKOOD<text:s/>=<text:s/>70006317</text:p>
            </text:list-item>
            <text:list-item>
              <text:p text:style-name="P109">ASUTUSE_NIMI<text:s/>= Riigi Infosüsteemi Amet</text:p>
            </text:list-item>
            <text:list-item>
              <text:p text:style-name="P110">AMETIKOHA_NIMETUS<text:s/>= DVK Tootejuht</text:p>
            </text:list-item>
            <text:list-item>
              <text:p text:style-name="P111">AMETIKOHA_LYHINIMETUS<text:s/>= dvk_tootejuht</text:p>
            </text:list-item>
            <text:list-item>
              <text:p text:style-name="P112">ISIKUKOOD<text:s/>=<text:s/>38806190294</text:p>
            </text:list-item>
            <text:list-item>
              <text:p text:style-name="P113">EESNIMI<text:s/>= Lauri</text:p>
            </text:list-item>
            <text:list-item>
              <text:p text:style-name="P114">PEREKONNANIMI<text:s/>= Tammemäe</text:p>
            </text:list-item>
          </text:list>
        </text:list-item>
      </text:list>
      <text:list text:style-name="LFO1" text:continue-numbering="true">
        <text:list-item>
          <text:p text:style-name="P115">Uuendage andmetabelis<text:s/><text:span text:style-name="T116">ASUTUS</text:span><text:s/>eelmisel sammul lisatud kirjet märkega, et lisatud asutus asub DVK keskserveris:</text:p>
        </text:list-item>
      </text:list>
      <text:p text:style-name="P117"/>
      <text:p text:style-name="P118"><text:span text:style-name="CodeChar">update asutus set server_id = 1 where registrikood =<text:s/></text:span><text:span text:style-name="CodeChar">'</text:span><text:span text:style-name="CodeChar">70006317</text:span><text:span text:style-name="CodeChar">';</text:span></text:p>
      <text:p text:style-name="P119"/>
      <text:list text:style-name="LFO1" text:continue-numbering="true">
        <text:list-item>
          <text:p text:style-name="P120">Andke<text:s/>operaatori x-tee<text:s/>turvaserveris<text:s/>Riigi Infosüsteemi Ametile<text:s/>õigus DVK päringuid käivitada.<text:line-break/>Andmekogu pääsuõiguste administreerimise juhised leiate x-tee turvaserveri kasutusjuhendi peatükist „5.5 Pääsuõiguste haldus“:<text:line-break/><text:a xlink:href="http://ee.x-rd.net/docs/est/turvaserveri_kasutusjuhend.pdf" office:target-frame-name="_top" xlink:show="replace"><text:span text:style-name="Hyperlink">http://ee.x-rd.net/docs/est/turvaserveri_kasutusjuhend.pdf</text:span></text:a></text:p>
        </text:list-item>
        <text:list-item>
          <text:p text:style-name="P121">Kui lisaks DVK keskserverile (RIA) asub X-Teel veel teisi DVK servereid, siis korrake punkte 7 – 10 ka teiste teadaolevate DVK serverite kohta.</text:p>
        </text:list-item>
      </text:list>
      <text:p text:style-name="Normal"/>
      <text:p text:style-name="P122"/>
      <text:h text:style-name="Heading1" text:outline-level="1"><text:bookmark-start text:name="_Toc330204038"/><text:soft-page-break/>DVK keskserveri seadistamine<text:s/>RIA poolt<text:bookmark-end text:name="_Toc330204038"/></text:h>
      <text:list text:style-name="LFO10" text:continue-numbering="true">
        <text:list-item>
          <text:p text:style-name="P123">Leppige operaatoriga kokku:</text:p>
          <text:list text:continue-numbering="true">
            <text:list-item>
              <text:p text:style-name="P124">operaatori DVK serveri<text:s/><text:span text:style-name="T125">andmekogu nimi</text:span><text:span text:style-name="T126">;</text:span></text:p>
            </text:list-item>
            <text:list-item>
              <text:p text:style-name="P127">operaatori DVK serveri halduri<text:s/><text:span text:style-name="T128">nimi ja<text:s/></text:span><text:span text:style-name="T129">isikukood</text:span><text:span text:style-name="T130">.</text:span><text:span text:style-name="T131"><text:line-break/></text:span>Kuna halduri isikukoodi hakatakse kasutama DVK serverite omavaheliste X-Tee päringute juures, siis võib siin olla otsrabekas kasutada fiktiivset (st mitte ühelegi reaalsele isikule kuulvat) isikukoodi.</text:p>
            </text:list-item>
          </text:list>
        </text:list-item>
        <text:list-item>
          <text:p text:style-name="P132">Avage<text:s/>tekstiredaktoris DVK serveri konfiguratsioonifail<text:s/><text:s/><text:span text:style-name="T133">[Tomcati_juurkaust]</text:span><text:span text:style-name="T134">/webapps/dvk/WEB-INF/dhl.properties</text:span><text:s/>ning<text:s/>veenduge, et seal oleks seadistatud<text:s/>registrikoodid, mida kasutab DVK keskserver operaatori serveri poole pöördumisel:</text:p>
        </text:list-item>
      </text:list>
      <text:list text:style-name="LFO9" text:continue-numbering="true">
        <text:list-item>
          <text:list>
            <text:list-item>
              <text:p text:style-name="P135"><text:span text:style-name="T136">client_default_org_code</text:span><text:s/>väärtuseks<text:s/>peaks olema RIA registrikood</text:p>
            </text:list-item>
            <text:list-item>
              <text:p text:style-name="P137"><text:span text:style-name="T138">client_default_person_code</text:span><text:s/>väärtuseks peaks olema DVK tootejuhi registrikood</text:p>
            </text:list-item>
          </text:list>
        </text:list-item>
      </text:list>
      <text:list text:style-name="LFO10" text:continue-numbering="true">
        <text:list-item>
          <text:p text:style-name="P139">Lisage operaatori DVK serveri andmebaasis andmetabelisse<text:s/><text:span text:style-name="T140">SERVER</text:span><text:s/>viide operaatori DVK serverile:</text:p>
        </text:list-item>
      </text:list>
      <text:p text:style-name="P141"/>
      <text:p text:style-name="P142"><text:span text:style-name="CodeChar">insert into server(server_id, andmekogu_nimi, aadress)</text:span><text:span text:style-name="CodeChar"><text:line-break/></text:span><text:span text:style-name="CodeChar">values(</text:span><text:span text:style-name="CodeChar">UNIKAALNE-ID</text:span><text:span text:style-name="CodeChar">, OPERAATORI-ANDMEKOGU-NIMI, TURVASERVERI-URL);</text:span></text:p>
      <text:p text:style-name="P143"/>
      <text:p text:style-name="P144">Näiteks:</text:p>
      <text:p text:style-name="P145"/>
      <text:p text:style-name="P146"><text:span text:style-name="CodeChar">insert into server(server_id, andmekogu_nimi, aadress)</text:span></text:p>
      <text:p text:style-name="P147"><text:span text:style-name="CodeChar">values(1, 'dhl</text:span><text:span text:style-name="CodeChar">-oper</text:span><text:span text:style-name="CodeChar">a</text:span><text:span text:style-name="CodeChar">ator</text:span><text:span text:style-name="CodeChar">', 'http://192.168.1.1/cgi-bin/consumer_proxy');</text:span></text:p>
      <text:p text:style-name="P148"/>
      <text:list text:style-name="LFO10" text:continue-numbering="true">
        <text:list-item>
          <text:p text:style-name="P149">Lisage DVK keskserveri asutuste, isikute ja ametikohtade andmetabelitesse operaatori DVK serverit haldava asutuse andmed. Kõige lihtsam on selleks kasutada käesoleva dokumendi lisa 1 lõpus olevat PL/SQL skripti. Skripti poolt küsitavate parameetrite väärtused on järgmised:</text:p>
        </text:list-item>
      </text:list>
      <text:list text:style-name="LFO9" text:continue-numbering="true">
        <text:list-item>
          <text:list>
            <text:list-item>
              <text:p text:style-name="P150">ASUTUSE_REGISTRIKOOD<text:s/>= [Operaatori DVK serverit haldava asutuse registrikood]</text:p>
            </text:list-item>
            <text:list-item>
              <text:p text:style-name="P151">ASUTUSE_NIMI<text:s/>= <text:s/>[Operaatori DVK serverit haldava asutuse nimi]</text:p>
            </text:list-item>
            <text:list-item>
              <text:p text:style-name="P152">AMETIKOHA_NIMETUS<text:s/>= [Halduri ametikoha nimetus]</text:p>
            </text:list-item>
            <text:list-item>
              <text:p text:style-name="P153">AMETIKOHA_LYHINIMETUS<text:s/>= [Halduri ametikoha lühend]</text:p>
            </text:list-item>
            <text:list-item>
              <text:p text:style-name="P154">ISIKUKOOD<text:s/>= [Halduri isikukood]</text:p>
            </text:list-item>
            <text:list-item>
              <text:p text:style-name="P155">EESNIMI<text:s/>= [Halduri eesnimi]</text:p>
            </text:list-item>
            <text:list-item>
              <text:p text:style-name="P156">PEREKONNANIMI<text:s/>= [Halduri perekonnanimi]</text:p>
            </text:list-item>
          </text:list>
        </text:list-item>
      </text:list>
      <text:list text:style-name="LFO10" text:continue-numbering="true">
        <text:list-item>
          <text:p text:style-name="P157">Uuendage andmetabelis<text:s/><text:span text:style-name="T158">ASUTUS</text:span><text:s/>eelmisel sammul lisatud kirjet märkega, et lisatud asutus asub operaatori DVK serveris:</text:p>
        </text:list-item>
      </text:list>
      <text:p text:style-name="P159"/>
      <text:p text:style-name="P160"><text:span text:style-name="CodeChar">update asutus set server_id =<text:s/></text:span><text:span text:style-name="CodeChar">OPERAATORI-SERVERI-ID</text:span></text:p>
      <text:p text:style-name="P161"><text:span text:style-name="CodeChar">where registrikood = OPERAATORI-REGISTRIKOOD</text:span><text:span text:style-name="CodeChar">;</text:span></text:p>
      <text:p text:style-name="P162"/>
      <text:list text:style-name="LFO10" text:continue-numbering="true">
        <text:list-item>
          <text:p text:style-name="P163">Andke operaatori DVK serverit haldavale asutusele<text:s/>x-tee turvaserveris õigus DVK päringuid käivitada.<text:line-break/><text:soft-page-break/>Andmekogu pääsuõiguste administreerimise juhised leiate x-tee turvaserveri kasutusjuhendi peatükist „5.5 Pääsuõiguste haldus“:<text:line-break/><text:a xlink:href="http://ee.x-rd.net/docs/est/turvaserveri_kasutusjuhend.pdf" office:target-frame-name="_top" xlink:show="replace"><text:span text:style-name="Hyperlink">http://ee.x-rd.net/docs/est/turvaserveri_kasutusjuhend.pdf</text:span></text:a></text:p>
        </text:list-item>
      </text:list>
      <text:p text:style-name="Normal"/>
      <text:h text:style-name="Heading1" text:outline-level="1"><text:bookmark-start text:name="_Toc330204039"/>DVK serverite vahelise andmevahetuse testimine<text:bookmark-end text:name="_Toc330204039"/></text:h>
      <text:h text:style-name="Heading2" text:outline-level="2"><text:bookmark-start text:name="_Toc330204040"/>Operaatori pool tehtavad kontrollid<text:bookmark-end text:name="_Toc330204040"/></text:h>
      <text:list text:style-name="LFO6" text:continue-numbering="true">
        <text:list-item>
          <text:p text:style-name="P164">Lisage operaatori serverisse oma asutuse ja oma asutuse DVK halduri andmed. Vt peatükk „<text:bookmark-ref text:ref-name="_Ref329277755" text:reference-format="text">Lisa 1: Asutuste, isikute ja ametikohtade lisamine DVK serverisse</text:bookmark-ref>“</text:p>
        </text:list-item>
        <text:list-item>
          <text:p text:style-name="P165">Paigaldage DVK universaalklient ja seadistage see kasutama oma asutuse nimel operaatori DVK serverit.</text:p>
        </text:list-item>
        <text:list-item>
          <text:p text:style-name="P166">Saatke universaalkliendi abil RIA-le testdokument ja veenduge, et:</text:p>
        </text:list-item>
      </text:list>
      <text:list text:style-name="LFO9" text:continue-numbering="true">
        <text:list-item>
          <text:list>
            <text:list-item>
              <text:p text:style-name="P167">Saadetud dokument jõudis operaatori DVK serverisse. Seda saab kontrollida andmetabelist DOKUMENT.</text:p>
            </text:list-item>
            <text:list-item>
              <text:p text:style-name="P168">Saadetud dokument on edastatud DVK keskserverisse. Seda saab kontrollida andmetabelist VATUVOTJA. Kui tabelis VASTUVOTJA on täidetud andmeväli DOK_ID_TEISES_SERVERIS, siis on dokument DVK keskserverisse edastatud.</text:p>
            </text:list-item>
            <text:list-item>
              <text:p text:style-name="P169">RIA suutis dokumendi vastu võtta. Seda saab üle küsida DVK tootejuhilt.</text:p>
            </text:list-item>
          </text:list>
        </text:list-item>
      </text:list>
      <text:list text:style-name="LFO6" text:continue-numbering="true">
        <text:list-item>
          <text:p text:style-name="P170">Kui teate, et RIA on dokumendi vastu võtnud, siis käivitage universaalkliendis saadetud dokumentide staatuse kontrollimise päring start_status_check.sh või start_status_check.cmd ning veenduge, et info dokumendi vastuvõtmise kohta jõuab DVK keskserverist tagasi. Selleks kontrollige<text:s/>universaalkliendi andmebaasis<text:s/>andmeväljade DHL_MESSAGE.SENDING_STATUS_ID ja DHL_MESSAGE_RECIPIENT.SENDING_STATUS_ID väärtusi. Vastuvõetud dokumendi puhul peaks mõlema andmevälja väärtuseks olema 3.</text:p>
        </text:list-item>
      </text:list>
      <text:h text:style-name="Heading2" text:outline-level="2"><text:bookmark-start text:name="_Toc330204041"/>RIA pool tehtavad kontrollid<text:bookmark-end text:name="_Toc330204041"/></text:h>
      <text:list text:style-name="LFO11" text:continue-numbering="true">
        <text:list-item>
          <text:p text:style-name="P171">Saatke operaatori ettevõttele testdokument ja veenduge, et:</text:p>
        </text:list-item>
      </text:list>
      <text:list text:style-name="LFO9" text:continue-numbering="true">
        <text:list-item>
          <text:list>
            <text:list-item>
              <text:p text:style-name="P172">Saadetud dokument jõudis DVK keskserverisse. Seda saab kontrollida andmetabelist DOKUMENT.</text:p>
            </text:list-item>
            <text:list-item>
              <text:p text:style-name="P173">Saadetud dokument on edastatud operaatori DVK serverisse. Seda saab kontrollida andmetabelist VATUVOTJA. Kui tabelis VASTUVOTJA on täidetud andmeväli DOK_ID_TEISES_SERVERIS, siis on dokument operaatori DVK serverisse edastatud.</text:p>
            </text:list-item>
            <text:list-item>
              <text:p text:style-name="P174">Operaatori ettevõte suutis dokumendi vastu võtta. Seda saab üle küsida operaatori kontaktisikult.</text:p>
            </text:list-item>
          </text:list>
        </text:list-item>
      </text:list>
      <text:list text:style-name="LFO11" text:continue-numbering="true">
        <text:list-item>
          <text:p text:style-name="P175">Kui teate, et RIA on dokumendi vastu võtnud, siis käivitage universaalkliendis saadetud dokumentide staatuse kontrollimise päring start_status_check.sh või start_status_check.cmd ning veenduge, et info dokumendi vastuvõtmise kohta jõuab operaatori DVK serverist tagasi. Selleks kontrollige<text:s/>universaalkliendi andmebaasis<text:s/>andmeväljade DHL_MESSAGE.SENDING_STATUS_ID ja DHL_MESSAGE_RECIPIENT.SENDING_STATUS_ID väärtusi. Vastuvõetud dokumendi puhul peaks mõlema andmevälja väärtuseks olema 3.</text:p>
        </text:list-item>
      </text:list>
      <text:p text:style-name="Normal"/>
      <text:p text:style-name="Normal"/>
      <text:p text:style-name="P176"/>
      <text:h text:style-name="Heading1" text:outline-level="1"><text:bookmark-start text:name="_Ref329277755"/><text:bookmark-start text:name="_Toc330204042"/><text:soft-page-break/>Lisa 1:<text:s/>Asutuste, isikute ja ametikohtade lisamine DVK serverisse<text:bookmark-end text:name="_Ref329277755"/><text:bookmark-end text:name="_Toc330204042"/></text:h>
      <text:p text:style-name="Normal">Iga DVK-ga liitunud asutuse kohta peavad DVK serveri andmetabelites olema järgmised andmed:</text:p>
      <text:list text:style-name="LFO5" text:continue-numbering="true">
        <text:list-item>
          <text:p text:style-name="P177">Asutuse andmed</text:p>
        </text:list-item>
        <text:list-item>
          <text:p text:style-name="P178">Asutuse DVK administraatori ametikoha andmed</text:p>
        </text:list-item>
        <text:list-item>
          <text:p text:style-name="P179">Asutuse DVK administraatori rolli täitva isiku andmed</text:p>
        </text:list-item>
        <text:list-item>
          <text:p text:style-name="P180">Ametikoha täitmist puudutavad andmed</text:p>
        </text:list-item>
      </text:list>
      <text:p text:style-name="P181">Asutuse lisamine:</text:p>
      <text:p text:style-name="Code"/>
      <text:p text:style-name="Code">insert into asutus(registrikood, nimetus)<text:line-break/>values('&amp;REGISTRIKOOD', '&amp;ASUTUSE_NIMI');</text:p>
      <text:p text:style-name="Code"/>
      <text:p text:style-name="P182">Ametikoha lisamine:</text:p>
      <text:p text:style-name="Code"/>
      <text:p text:style-name="Code">insert into ametikoht(asutus_id, ametikoht_nimetus, lyhinimetus)<text:line-break/>values(&amp;ASUTUSE_ID, '&amp;AMETIKOHA_NIMETUS', '&amp;AMETIKOHA_LYHINIMETUS');</text:p>
      <text:p text:style-name="Code"/>
      <text:p text:style-name="P183">Ametikohale DVK administraatori õiguse andmine:</text:p>
      <text:p text:style-name="Code"/>
      <text:p text:style-name="Code">insert into oigus_antud(asutus_id, ametikoht_id, roll, peatatud)<text:line-break/>values(&amp;ASUTUSE_ID, &amp;AMETIKOHA_ID, 'DHL: asutuse administraator', 0);</text:p>
      <text:p text:style-name="Code"/>
      <text:p text:style-name="P184">Isiku lisamine:</text:p>
      <text:p text:style-name="Code"/>
      <text:p text:style-name="Code">insert into isik(kood, eesnimi, perenimi)<text:line-break/>values('&amp;ISIKUKOOD', '&amp;EESNIMI', '&amp;PEREKONNANIMI');</text:p>
      <text:p text:style-name="Code"/>
      <text:p text:style-name="P185">Isiku seostamine ametikohaga:</text:p>
      <text:p text:style-name="Code"/>
      <text:p text:style-name="Code">insert into ametikoht_taitmine(ametikoht_id, i_id, roll, peatatud)<text:line-break/>values(&amp;AMETIKOHA_ID, &amp;ISIKU_ID, 'PK', 0);</text:p>
      <text:p text:style-name="Code"/>
      <text:p text:style-name="Normal"/>
      <text:h text:style-name="Heading2" text:outline-level="2"><text:bookmark-start text:name="_Toc330204043"/>SQL skript asutusega seotud kirjete lisamiseks DVK andmebaasi<text:bookmark-end text:name="_Toc330204043"/></text:h>
      <text:p text:style-name="Normal">Alljärgneva SQL skriptiga saate DVK serveri andmebaasi lisada kõik uue asutuse liitumiseks vajalikud andmebaasikirjed.</text:p>
      <text:p text:style-name="Code"/>
      <text:p text:style-name="Code">declare</text:p>
      <text:p text:style-name="Code"><text:s text:c="2"/>asutus_id_ number;</text:p>
      <text:p text:style-name="Code"><text:s text:c="2"/>ametikoht_id_ number;</text:p>
      <text:p text:style-name="Code"><text:s text:c="2"/>isik_id_ number;</text:p>
      <text:p text:style-name="Code"><text:s text:c="2"/>found_rows_ number;</text:p>
      <text:p text:style-name="Code">begin</text:p>
      <text:p text:style-name="Code"><text:s text:c="2"/>select count(*) into found_rows_ from asutus</text:p>
      <text:p text:style-name="Code"><text:s text:c="2"/>where registrikood =<text:s/>’&amp;&amp;ASUTUSE_REGISTRIKOOD’;</text:p>
      <text:p text:style-name="Code"><text:s text:c="2"/></text:p>
      <text:p text:style-name="Code"><text:s text:c="2"/>if found_rows_ = 0 then</text:p>
      <text:soft-page-break/>
      <text:p text:style-name="Code"><text:s text:c="4"/>insert into asutus(registrikood, nimetus)</text:p>
      <text:p text:style-name="Code"><text:s text:c="4"/>values(’&amp;&amp;ASUTUSE_REGISTRIKOOD’,<text:s/>’&amp;&amp;ASUTUSE_NIMI’)</text:p>
      <text:p text:style-name="Code"><text:s text:c="4"/>returning asutus_id into asutus_id_;</text:p>
      <text:p text:style-name="Code"><text:s text:c="2"/>else</text:p>
      <text:p text:style-name="Code"><text:s text:c="4"/>select min(asutus_id) into asutus_id_</text:p>
      <text:p text:style-name="Code"><text:s text:c="4"/>from asutus where registrikood =<text:s/>’&amp;&amp;ASUTUSE_REGISTRIKOOD’;</text:p>
      <text:p text:style-name="Code"><text:s text:c="2"/>end if;</text:p>
      <text:p text:style-name="Code"><text:s text:c="2"/></text:p>
      <text:p text:style-name="Code"><text:s text:c="2"/>select count(*) into found_rows_ from ametikoht</text:p>
      <text:p text:style-name="Code"><text:s text:c="2"/>where asutus_id = asutus_id_</text:p>
      <text:p text:style-name="Code"><text:s text:c="2"/>and ametikoht_nimetus =<text:s/>’&amp;&amp;AMETIKOHA_NIMETUS’</text:p>
      <text:p text:style-name="Code"><text:s text:c="2"/>and lyhinimetus =<text:s/>’&amp;&amp;AMETIKOHA_LYHINIMETUS’;</text:p>
      <text:p text:style-name="Code"><text:s text:c="2"/></text:p>
      <text:p text:style-name="Code"><text:s text:c="2"/>if found_rows_ = 0 then</text:p>
      <text:p text:style-name="Code"><text:s text:c="4"/>insert into ametikoht(asutus_id, ametikoht_nimetus, lyhinimetus)</text:p>
      <text:p text:style-name="Code"><text:s text:c="4"/>values(asutus_id_,<text:s/>’&amp;&amp;AMETIKOHA_NIMETUS’,<text:s/>’&amp;&amp;AMETIKOHA_LYHINIMETUS’)</text:p>
      <text:p text:style-name="Code"><text:s text:c="4"/>returning ametikoht_id into ametikoht_id_;</text:p>
      <text:p text:style-name="Code"><text:s text:c="2"/>else</text:p>
      <text:p text:style-name="Code"><text:s text:c="4"/>select min(ametikoht_id) into ametikoht_id_</text:p>
      <text:p text:style-name="Code"><text:s text:c="4"/>from ametikoht</text:p>
      <text:p text:style-name="Code"><text:s text:c="4"/>where asutus_id = asutus_id_</text:p>
      <text:p text:style-name="Code"><text:s text:c="4"/>and ametikoht_nimetus =<text:s/>’&amp;&amp;AMETIKOHA_NIMETUS’</text:p>
      <text:p text:style-name="Code"><text:s text:c="4"/>and lyhinimetus =<text:s/>’&amp;&amp;AMETIKOHA_LYHINIMETUS’;</text:p>
      <text:p text:style-name="Code"><text:s text:c="2"/>end if;</text:p>
      <text:p text:style-name="Code"><text:s text:c="2"/></text:p>
      <text:p text:style-name="Code"><text:s text:c="2"/>select count(*) into found_rows_ from oigus_antud</text:p>
      <text:p text:style-name="Code"><text:s text:c="2"/>where asutus_id = asutus_id_ and ametikoht_id = ametikoht_id_</text:p>
      <text:p text:style-name="Code"><text:s text:c="2"/>and roll =<text:s/>’DHL: asutuse administraator’;</text:p>
      <text:p text:style-name="Code"><text:s text:c="2"/></text:p>
      <text:p text:style-name="Code"><text:s text:c="2"/>if found_rows_ = 0 then</text:p>
      <text:p text:style-name="Code"><text:s text:c="4"/>insert into oigus_antud(asutus_id, ametikoht_id, roll, peatatud)</text:p>
      <text:p text:style-name="Code"><text:s text:c="4"/>values(asutus_id_, ametikoht_id_,<text:s/>’DHL: asutuse administraator’, 0);</text:p>
      <text:p text:style-name="Code"><text:s text:c="2"/>end if;</text:p>
      <text:p text:style-name="Code"><text:s text:c="2"/></text:p>
      <text:p text:style-name="Code"><text:s text:c="2"/>select count(*) into found_rows_ from isik where kood =<text:s/>’&amp;&amp;ISIKUKOOD’;</text:p>
      <text:p text:style-name="Code"><text:s text:c="2"/>if found_rows_ = 0 then</text:p>
      <text:p text:style-name="Code"><text:s text:c="4"/>insert into isik(kood, eesnimi, perenimi)</text:p>
      <text:p text:style-name="Code"><text:s text:c="4"/>values(’&amp;&amp;ISIKUKOOD’,<text:s/>’&amp;&amp;EESNIMI’,<text:s/>’&amp;&amp;PEREKONNANIMI’)</text:p>
      <text:p text:style-name="Code"><text:s text:c="4"/>returning i_id into isik_id_;</text:p>
      <text:p text:style-name="Code"><text:s text:c="2"/>else</text:p>
      <text:p text:style-name="Code"><text:s text:c="4"/>select min(i_id) into isik_id_ from isik where kood =<text:s/>’&amp;&amp;ISIKUKOOD’;</text:p>
      <text:p text:style-name="Code"><text:s text:c="2"/>end if;</text:p>
      <text:p text:style-name="Code"><text:s text:c="2"/></text:p>
      <text:p text:style-name="Code"><text:s text:c="2"/>select count(*) into found_rows_ from ametikoht_taitmine</text:p>
      <text:p text:style-name="Code"><text:s text:c="2"/>where ametikoht_id = ametikoht_id_ and i_id = isik_id_;</text:p>
      <text:p text:style-name="Code"><text:s text:c="2"/></text:p>
      <text:p text:style-name="Code"><text:s text:c="2"/>if found_rows_ = 0 then</text:p>
      <text:p text:style-name="Code"><text:s text:c="4"/>insert into ametikoht_taitmine(ametikoht_id, i_id, roll, peatatud)</text:p>
      <text:p text:style-name="Code"><text:s text:c="4"/>values(ametikoht_id_, isik_id_,<text:s/>’PK’, 0);</text:p>
      <text:p text:style-name="Code"><text:s text:c="2"/>end if;</text:p>
      <text:p text:style-name="Code">end;</text:p>
      <text:p text:style-name="Code"/>
      <text:p text:style-name="Normal"/>
      <text:p text:style-name="P186"/>
      <text:h text:style-name="P187" text:outline-level="1"><text:bookmark-start text:name="_Toc258826360"/><text:bookmark-start text:name="_Toc257804313"/><text:bookmark-start text:name="_Toc257709343"/><text:bookmark-start text:name="_Toc256702646"/><text:bookmark-start text:name="_Toc259177097"/><text:bookmark-start text:name="_Toc259625918"/><text:bookmark-start text:name="_Toc259627291"/><text:bookmark-start text:name="_Toc259627573"/><text:bookmark-start text:name="_Toc259699106"/><text:bookmark-start text:name="_Toc259699997"/><text:bookmark-start text:name="_Toc259700576"/><text:bookmark-start text:name="_Toc330204044"/><text:soft-page-break/>Lisa 2:<text:s/><text:bookmark-end text:name="_Toc258826360"/><text:bookmark-end text:name="_Toc257804313"/><text:bookmark-end text:name="_Toc257709343"/><text:bookmark-end text:name="_Toc256702646"/><text:bookmark-end text:name="_Toc259177097"/><text:bookmark-end text:name="_Toc259625918"/><text:bookmark-end text:name="_Toc259627291"/><text:bookmark-end text:name="_Toc259627573"/><text:bookmark-end text:name="_Toc259699106"/><text:bookmark-end text:name="_Toc259699997"/><text:bookmark-end text:name="_Toc259700576"/>DVK serverite vahelise andmevahetuse tehniline kirjeldus<text:bookmark-end text:name="_Toc330204044"/></text:h>
      <text:h text:style-name="P188" text:outline-level="2"><text:bookmark-start text:name="_Toc258826361"/><text:bookmark-start text:name="_Toc257804314"/><text:bookmark-start text:name="_Toc257709344"/><text:bookmark-start text:name="_Toc256702647"/><text:bookmark-start text:name="_Toc199931615"/><text:bookmark-start text:name="_Toc259177098"/><text:bookmark-start text:name="_Toc259625919"/><text:bookmark-start text:name="_Toc259627292"/><text:bookmark-start text:name="_Toc259627574"/><text:bookmark-start text:name="_Toc259699107"/><text:bookmark-start text:name="_Toc259699998"/><text:bookmark-start text:name="_Toc259700577"/><text:bookmark-start text:name="_Toc330204045"/>Sissejuhatus<text:bookmark-end text:name="_Toc258826361"/><text:bookmark-end text:name="_Toc257804314"/><text:bookmark-end text:name="_Toc257709344"/><text:bookmark-end text:name="_Toc256702647"/><text:bookmark-end text:name="_Toc199931615"/><text:bookmark-end text:name="_Toc259177098"/><text:bookmark-end text:name="_Toc259625919"/><text:bookmark-end text:name="_Toc259627292"/><text:bookmark-end text:name="_Toc259627574"/><text:bookmark-end text:name="_Toc259699107"/><text:bookmark-end text:name="_Toc259699998"/><text:bookmark-end text:name="_Toc259700577"/><text:bookmark-end text:name="_Toc330204045"/></text:h>
      <text:p text:style-name="Normal">DVK lüüsid kujutavad endast võimalust edastada DVK serverisse saadetud dokumente mõnda teise DVK serverisse või mõnda teise dokumendivahetussüsteemi. Esmases tehnilises lahenduses toetab DVK dokumentide edastamist DVK andmevahetusspetsifikatsioonile vastavatesse dokumendivahetussüsteemidesse.</text:p>
      <text:p text:style-name="P189">Sellise dokumentide edastamise peamiseks eesmärgiks on, et saaks eksisteerida eraldi dokumendivahetuskeskkonnad näiteks riigisektori ja erasektori jaoks. Dokumentide vahetamine kirjeldatud juhul toimiks siis joonisel 1 toodud skeemi alusel:</text:p>
      <text:p text:style-name="Normal"/>
      <text:p text:style-name="P190"><draw:frame draw:z-index="0" draw:id="id0" draw:style-name="a0" draw:name="Object 1" text:anchor-type="as-char" svg:x="0in" svg:y="0in" svg:width="5.70833in" svg:height="5.15625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p text:style-name="P191"><text:span text:style-name="T192">Joonis 1</text:span></text:p>
      <text:p text:style-name="Normal"/>
      <text:p text:style-name="Normal"/>
      <text:p text:style-name="Normal"/>
      <text:soft-page-break/>
      <text:p text:style-name="P193">DVK serverisse saadetud dokumendi (päring<text:s/><text:span text:style-name="T194">sendDocuments</text:span>) edastamise protsess on esitatud joonisel 2.</text:p>
      <text:p text:style-name="P195"><draw:frame draw:z-index="0" draw:id="id1" draw:style-name="a1" draw:name="Object 2" text:anchor-type="as-char" svg:x="0in" svg:y="0in" svg:width="5in" svg:height="5.83333in" style:rel-width="scale" style:rel-height="scale"><draw:object-ole draw:class-id="00021A14-0000-0000-C000-000000000046" xlink:href="Object 2" xlink:type="simple" xlink:show="embed" xlink:actuate="onLoad"/><draw:image xlink:href="ObjectReplacements/Object 2" xlink:type="simple" xlink:show="embed" xlink:actuate="onLoad"/><svg:title/><svg:desc/></draw:frame></text:p>
      <text:p text:style-name="P196"><text:span text:style-name="T197">Joonis 2</text:span></text:p>
      <text:p text:style-name="Normal">Analoogilist protsessi rakendatakse ka olukorras, kus dokumendi saatja pärib andmeid dokumendi staatuse kohta (päring<text:s/><text:span text:style-name="T198">getSendStatus</text:span>).</text:p>
      <text:h text:style-name="P199" text:outline-level="2"><text:bookmark-start text:name="_Toc199931616"/><text:bookmark-start text:name="_Toc258826362"/><text:bookmark-start text:name="_Toc257804315"/><text:bookmark-start text:name="_Toc257709345"/><text:bookmark-start text:name="_Toc256702648"/><text:bookmark-start text:name="_Toc259177099"/><text:bookmark-start text:name="_Toc259625920"/><text:bookmark-start text:name="_Toc259627293"/><text:bookmark-start text:name="_Toc259627575"/><text:bookmark-start text:name="_Toc259699108"/><text:bookmark-start text:name="_Toc259699999"/><text:bookmark-start text:name="_Toc259700578"/><text:bookmark-start text:name="_Toc330204046"/>Tehnilised piirangud<text:bookmark-end text:name="_Toc199931616"/><text:s/>DVK lüüside kasutamisele<text:bookmark-end text:name="_Toc258826362"/><text:bookmark-end text:name="_Toc257804315"/><text:bookmark-end text:name="_Toc257709345"/><text:bookmark-end text:name="_Toc256702648"/><text:bookmark-end text:name="_Toc259177099"/><text:bookmark-end text:name="_Toc259625920"/><text:bookmark-end text:name="_Toc259627293"/><text:bookmark-end text:name="_Toc259627575"/><text:bookmark-end text:name="_Toc259699108"/><text:bookmark-end text:name="_Toc259699999"/><text:bookmark-end text:name="_Toc259700578"/><text:bookmark-end text:name="_Toc330204046"/></text:h>
      <text:p text:style-name="Normal">DVK arhitektuurist tingitult on DVK lüüsidele seatud järgmised tehnilised piirangud:</text:p>
      <text:list text:style-name="LFO12" text:continue-numbering="true">
        <text:list-item>
          <text:p text:style-name="P200">Dokumendivahetussüsteem, kuhu DVK server dokumente edastab, peab<text:s/>toimima vastavalt DVK spetsifikatsioonile.</text:p>
        </text:list-item>
        <text:list-item>
          <text:p text:style-name="P201">Dokumendivahetussüsteem, kuhu DVK server dokumente edastab, peab toetama DVK dokumendikonteineri spetsifikatsioonile vastavate XML andmevahetuskonteinerite kasutamist. Alternatiivina võib liidestatav dokumendivahetussüsteem kasutada andmevahetuskonteinerit, mis on andmevahetuse toimimise seisukohast kriitiliste andmete osas teisendatav DVK andmevahetuskonteineriks (ja vastupidi).</text:p>
        </text:list-item>
        <text:list-item>
          <text:p text:style-name="P202">Iga DVK server peab omama kõigi teiste liidestatud dokumendivahetusserverite nimekirja ning omama ligipääsu nendes serverites seadistatud asutuste nimekirjale.</text:p>
        </text:list-item>
        <text:list-item>
          <text:p text:style-name="P203">Iga DVK server, mis on võimeline dokumente edastama, peab omama asutuse registrikoodi ja isikukoodi, mida kasutades dokumente edasi saadetakse.<text:line-break/>Vastasel juhul ei ole võimalik DVK serverist andmeid üle X-Tee edastada.<text:bookmark-start text:name="_Toc258826363"/><text:bookmark-start text:name="_Toc257804316"/><text:bookmark-start text:name="_Toc257709346"/><text:bookmark-start text:name="_Toc199931617"/><text:bookmark-end text:name="_Toc258826363"/><text:bookmark-end text:name="_Toc257804316"/><text:bookmark-end text:name="_Toc257709346"/></text:p>
        </text:list-item>
      </text:list>
      <text:h text:style-name="P204" text:outline-level="2"><text:bookmark-start text:name="_Toc258826364"/><text:bookmark-start text:name="_Toc257804317"/><text:bookmark-start text:name="_Toc257709347"/><text:bookmark-start text:name="_Toc256702649"/><text:bookmark-start text:name="_Toc259177100"/><text:bookmark-start text:name="_Toc259625921"/><text:bookmark-start text:name="_Toc259627294"/><text:bookmark-start text:name="_Toc259627576"/><text:bookmark-start text:name="_Toc259699109"/><text:bookmark-start text:name="_Toc259700000"/><text:bookmark-start text:name="_Toc259700579"/><text:bookmark-start text:name="_Toc330204047"/>DVK lüüside lahendusest tingitud muudatused<text:bookmark-end text:name="_Toc199931617"/><text:s/>DVK spetsifikatsioonis<text:bookmark-end text:name="_Toc258826364"/><text:bookmark-end text:name="_Toc257804317"/><text:bookmark-end text:name="_Toc257709347"/><text:bookmark-end text:name="_Toc256702649"/><text:bookmark-end text:name="_Toc259177100"/><text:bookmark-end text:name="_Toc259625921"/><text:bookmark-end text:name="_Toc259627294"/><text:bookmark-end text:name="_Toc259627576"/><text:bookmark-end text:name="_Toc259699109"/><text:bookmark-end text:name="_Toc259700000"/><text:bookmark-end text:name="_Toc259700579"/><text:bookmark-end text:name="_Toc330204047"/></text:h>
      <text:p text:style-name="P205">Dokumendi saatja seisukohast ei muuda DVK lüüside kasutuselevõtt andmevahetuse tehnilist lahendust. St saatja koostab saadetavatest dokumentidest DVK konteineri, lisab enda andmed ja adressaatide andmed ning saadab konteineri oma DVK serverisse. Dokumendi kohaletoimetamine on sellest hetkest alates DVK serverite omavaheline asi.</text:p>
      <text:h text:style-name="P206" text:outline-level="3"><text:bookmark-start text:name="_Toc258826365"/><text:bookmark-start text:name="_Toc257804318"/><text:bookmark-start text:name="_Toc257709348"/><text:bookmark-start text:name="_Toc256702650"/><text:bookmark-start text:name="_Toc199931618"/><text:bookmark-start text:name="_Toc259177101"/><text:bookmark-start text:name="_Toc259625922"/><text:bookmark-start text:name="_Toc259627295"/><text:bookmark-start text:name="_Toc259627577"/><text:bookmark-start text:name="_Toc259699110"/><text:bookmark-start text:name="_Toc259700001"/><text:bookmark-start text:name="_Toc259700580"/><text:bookmark-start text:name="_Toc330204048"/>Vahendaja kirje DVK konteineri transport andmestruktuuris<text:bookmark-end text:name="_Toc258826365"/><text:bookmark-end text:name="_Toc257804318"/><text:bookmark-end text:name="_Toc257709348"/><text:bookmark-end text:name="_Toc256702650"/><text:bookmark-end text:name="_Toc199931618"/><text:bookmark-end text:name="_Toc259177101"/><text:bookmark-end text:name="_Toc259625922"/><text:bookmark-end text:name="_Toc259627295"/><text:bookmark-end text:name="_Toc259627577"/><text:bookmark-end text:name="_Toc259699110"/><text:bookmark-end text:name="_Toc259700001"/><text:bookmark-end text:name="_Toc259700580"/><text:bookmark-end text:name="_Toc330204048"/></text:h>
      <text:p text:style-name="P207">Vastuvõtja seisukohast lisandub käesoleva lahendusega täiendav kirje „vahendaja“ DVK konteineri transport plokis. Antud kirje näol on tegemist automaatselt täidetavate andmetega, mille lisab DVK dokumendikonteinerisse dokumendi edastanud DVK server.</text:p>
      <text:p text:style-name="Code"/>
      <text:p text:style-name="Code"><text:span text:style-name="T208">&lt;dhl:transport&gt;</text:span></text:p>
      <text:p text:style-name="Code"><text:s text:c="4"/><text:span text:style-name="T209">&lt;dhl:saatja&gt;</text:span></text:p>
      <text:p text:style-name="Code"><text:s text:c="8"/><text:span text:style-name="T210">&lt;dhl:regnr&gt;</text:span>11111111<text:span text:style-name="T211">&lt;/dhl:regnr&gt;</text:span></text:p>
      <text:p text:style-name="Code"><text:span text:style-name="T212"><text:s text:c="8"/>&lt;dhl:asutuse_nimi&gt;</text:span>Asutuse nimi<text:span text:style-name="T213">&lt;/dhl:asutuse_nimi&gt;</text:span></text:p>
      <text:p text:style-name="Code"><text:span text:style-name="T214"><text:s text:c="8"/>&lt;dhl:allyksuse_kood&gt;</text:span>10<text:span text:style-name="T215">&lt;/dhl:allyksuse_kood&gt;</text:span></text:p>
      <text:p text:style-name="Code"><text:span text:style-name="T216"><text:s text:c="8"/>&lt;dhl:allyksuse_nimetus&gt;</text:span>Saatmisosakond<text:span text:style-name="T217">&lt;/dhl:allyksuse_nimetus&gt;</text:span></text:p>
      <text:p text:style-name="Code"><text:span text:style-name="T218"><text:s text:c="8"/>&lt;dhl:ametikoha_kood&gt;</text:span>20<text:span text:style-name="T219">&lt;/dhl:ametikoha_kood&gt;</text:span></text:p>
      <text:p text:style-name="Code"><text:span text:style-name="T220"><text:s text:c="8"/>&lt;dhl:ametikoha_nimetus&gt;</text:span>Saatja<text:span text:style-name="T221">&lt;/dhl:ametikoha_nimetus&gt;</text:span></text:p>
      <text:p text:style-name="Code"><text:s text:c="8"/><text:span text:style-name="T222">&lt;dhl:isikukood&gt;</text:span>30000000001<text:span text:style-name="T223">&lt;/dhl:isikukood&gt;</text:span></text:p>
      <text:p text:style-name="Code"><text:s text:c="8"/><text:span text:style-name="T224">&lt;dhl:nimi&gt;</text:span>Isiku nimi<text:span text:style-name="T225">&lt;/dhl:nimi&gt;</text:span></text:p>
      <text:p text:style-name="Code"><text:s text:c="8"/><text:span text:style-name="T226">&lt;dhl:epost&gt;</text:span>epost@saatja.ee<text:span text:style-name="T227">&lt;/dhl:epost&gt;</text:span></text:p>
      <text:p text:style-name="Code"><text:s text:c="8"/><text:span text:style-name="T228">&lt;dhl:osakonna_kood&gt;</text:span>Osakonna kood<text:span text:style-name="T229">&lt;/dhl:osakonna_kood&gt;</text:span></text:p>
      <text:p text:style-name="Code"><text:s text:c="8"/><text:span text:style-name="T230">&lt;dhl:osakonna_nimi&gt;</text:span>Osakonna nimi<text:span text:style-name="T231">&lt;/dhl:osakonna_nimi&gt;</text:span></text:p>
      <text:p text:style-name="Code"><text:s text:c="4"/><text:span text:style-name="T232">&lt;/dhl:saatja&gt;</text:span></text:p>
      <text:p text:style-name="Code"><text:s text:c="4"/><text:span text:style-name="T233">&lt;dhl:saaja&gt;</text:span></text:p>
      <text:p text:style-name="Code"><text:s text:c="8"/><text:span text:style-name="T234">&lt;dhl:regnr&gt;</text:span>33333333<text:span text:style-name="T235">&lt;/dhl:regnr&gt;</text:span></text:p>
      <text:p text:style-name="Code"><text:span text:style-name="T236"><text:s text:c="8"/>&lt;dhl:asutuse_nimi&gt;</text:span>Asutuse nimi<text:span text:style-name="T237">&lt;/dhl:asutuse_nimi&gt;</text:span></text:p>
      <text:p text:style-name="Code"><text:span text:style-name="T238"><text:s text:c="8"/>&lt;dhl:allyksuse_kood&gt;</text:span>11<text:span text:style-name="T239">&lt;/dhl:allyksuse_kood&gt;</text:span></text:p>
      <text:p text:style-name="Code"><text:span text:style-name="T240"><text:s text:c="8"/>&lt;dhl:allyksuse_nimetus&gt;</text:span>Vastuvõtuosakond<text:span text:style-name="T241">&lt;/dhl:allyksuse_nimetus&gt;</text:span></text:p>
      <text:p text:style-name="Code"><text:span text:style-name="T242"><text:s text:c="8"/>&lt;dhl:ametikoha_kood&gt;</text:span>21<text:span text:style-name="T243">&lt;/dhl:ametikoha_kood&gt;</text:span></text:p>
      <text:p text:style-name="Code"><text:span text:style-name="T244"><text:s text:c="8"/>&lt;dhl:ametikoha_nimetus&gt;</text:span>Vastuvõtja<text:span text:style-name="T245">&lt;/dhl:ametikoha_nimetus&gt;</text:span></text:p>
      <text:p text:style-name="Code"><text:s text:c="8"/><text:span text:style-name="T246">&lt;dhl:isikukood&gt;</text:span>31111111112<text:span text:style-name="T247">&lt;/dhl:isikukood&gt;</text:span></text:p>
      <text:p text:style-name="Code"><text:s text:c="8"/><text:span text:style-name="T248">&lt;dhl:nimi&gt;</text:span>Isiku nimi<text:span text:style-name="T249">&lt;/dhl:nimi&gt;</text:span></text:p>
      <text:p text:style-name="Code"><text:s text:c="8"/><text:span text:style-name="T250">&lt;dhl:epost&gt;</text:span>epost@vastuvotja.ee<text:span text:style-name="T251">&lt;/dhl:epost&gt;</text:span></text:p>
      <text:p text:style-name="Code"><text:s text:c="8"/><text:span text:style-name="T252">&lt;dhl:osakonna_kood&gt;</text:span>Osakonna kood<text:span text:style-name="T253">&lt;/dhl:osakonna_kood&gt;</text:span></text:p>
      <text:p text:style-name="Code"><text:s text:c="8"/><text:span text:style-name="T254">&lt;dhl:osakonna_nimi&gt;</text:span>Osakonna nimi<text:span text:style-name="T255">&lt;/dhl:osakonna_nimi&gt;</text:span></text:p>
      <text:p text:style-name="Code"><text:s text:c="4"/><text:span text:style-name="T256">&lt;/dhl:saaja&gt;</text:span></text:p>
      <text:p text:style-name="Code"><text:span text:style-name="T257"><text:s text:c="4"/></text:span><text:span text:style-name="T258">&lt;dhl:vahendaja&gt;</text:span></text:p>
      <text:p text:style-name="Code"><text:span text:style-name="T259"><text:s text:c="8"/></text:span><text:span text:style-name="T260">&lt;dhl:regnr&gt;</text:span><text:span text:style-name="T261">22222222</text:span><text:span text:style-name="T262">&lt;/dhl:regnr&gt;</text:span></text:p>
      <text:p text:style-name="Code"><text:span text:style-name="T263"><text:s text:c="8"/>&lt;dhl:asutuse_nimi&gt;</text:span><text:span text:style-name="T264">Asutuse nimi</text:span><text:span text:style-name="T265">&lt;/dhl:asutuse_nimi&gt;</text:span></text:p>
      <text:p text:style-name="P266"><text:s text:c="8"/>&lt;dhl:allyksuse_kood/&gt;</text:p>
      <text:p text:style-name="Code"><text:span text:style-name="T267"><text:s text:c="8"/>&lt;dhl:allyksuse_nimetus/&gt;</text:span></text:p>
      <text:p text:style-name="P268"><text:s text:c="8"/>&lt;dhl:ametikoha_kood/&gt;</text:p>
      <text:p text:style-name="Code"><text:span text:style-name="T269"><text:s text:c="8"/>&lt;dhl:ametikoha_nimetus/&gt;</text:span></text:p>
      <text:p text:style-name="Code"><text:span text:style-name="T270"><text:s text:c="8"/></text:span><text:span text:style-name="T271">&lt;dhl:isikukood&gt;</text:span><text:span text:style-name="T272">40000000001</text:span><text:span text:style-name="T273">&lt;/dhl:isikukood&gt;</text:span></text:p>
      <text:p text:style-name="Code"><text:span text:style-name="T274"><text:s text:c="8"/></text:span><text:span text:style-name="T275">&lt;dhl:nimi&gt;</text:span><text:span text:style-name="T276">Isiku nimi</text:span><text:span text:style-name="T277">&lt;/dhl:nimi&gt;</text:span></text:p>
      <text:p text:style-name="Code"><text:span text:style-name="T278"><text:s text:c="8"/></text:span><text:span text:style-name="T279">&lt;dhl:epost&gt;</text:span><text:span text:style-name="T280">epost@vahendaja.ee</text:span><text:span text:style-name="T281">&lt;/dhl:epost&gt;</text:span></text:p>
      <text:p text:style-name="Code"><text:span text:style-name="T282"><text:s text:c="8"/></text:span><text:span text:style-name="T283">&lt;dhl:osakonna_kood/&gt;</text:span></text:p>
      <text:p text:style-name="Code"><text:span text:style-name="T284"><text:s text:c="8"/></text:span><text:span text:style-name="T285">&lt;dhl:osakonna_nimi/&gt;</text:span></text:p>
      <text:soft-page-break/>
      <text:p text:style-name="Code"><text:span text:style-name="T286"><text:s text:c="4"/></text:span><text:span text:style-name="T287">&lt;/dhl:vahendaja&gt;</text:span></text:p>
      <text:p text:style-name="Code"><text:span text:style-name="T288">&lt;/dhl:transport&gt;</text:span></text:p>
      <text:p text:style-name="Code"/>
      <text:p text:style-name="P289">Vahendaja kirje on ennekõike vajalik selleks, et DVK server lubaks dokumendiedastuse vahendajaks olnud asutusel teostada dokumendi edastuse staatust puudutavaid päringuid (üldjuhul on see õigus üksnes dokumendi saatjal).</text:p>
      <text:p text:style-name="P290">Teine oluline põhjus vahendaja kirje lisamiseks on asjaolu, et vastasel juhul peaks DVK server olema valmis vastu võtma dokumente, mille saatja andmed ei klapi X-tee päringu teinud asutuse andmetega. See aga annaks võimaluse tahtmatuteks (või ka tahtlikeks) identiteedivargusteks, mille lahendamine oleks võimalik üksnes X-Tee logide abil.</text:p>
      <text:p text:style-name="P29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Lucidasans" svg:font-family="Lucidasan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Code" style:display-name="Code" style:family="paragraph" style:parent-style-name="Normal">
      <style:paragraph-properties fo:border="0.0034in solid #BFBFBF" fo:padding-top="0.0138in" fo:padding-left="0.0555in" fo:padding-bottom="0.0138in" fo:padding-right="0.0555in" style:shadow="none" fo:margin-bottom="0in" fo:background-color="#F8F8F8"/>
      <style:text-properties style:font-name="Courier New" style:font-name-complex="Courier New" fo:font-size="10pt" style:font-size-asian="10pt" style:font-size-complex="10pt"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CodeChar" style:display-name="Code Char" style:family="text" style:parent-style-name="DefaultParagraphFont">
      <style:text-properties style:font-name="Courier New" style:font-name-complex="Courier New" fo:font-size="10pt" style:font-size-asian="10pt" style:font-size-complex="10pt" fo:background-color="#F8F8F8"/>
    </style:style>
    <style:style style:name="TOC1" style:display-name="TOC 1" style:family="paragraph" style:parent-style-name="Normal" style:next-style-name="Normal" style:auto-update="true">
      <style:paragraph-properties fo:widows="0" fo:orphans="0" style:text-autospace="none" style:vertical-align="baseline" fo:margin-top="0.0833in" fo:margin-bottom="0.0833in"/>
      <style:text-properties style:font-name="Times New Roman" style:font-name-asian="Times New Roman" style:font-name-complex="Times New Roman" fo:font-weight="bold" style:font-weight-asian="bold" style:font-weight-complex="bold" fo:text-transform="uppercase" fo:font-size="10pt" style:font-size-asian="10pt" style:font-size-complex="10pt" style:language-asian="et" style:country-asian="EE" fo:hyphenate="false"/>
    </style:style>
    <style:style style:name="TOC2" style:display-name="TOC 2" style:family="paragraph" style:parent-style-name="Normal" style:next-style-name="Normal" style:auto-update="true">
      <style:paragraph-properties fo:widows="0" fo:orphans="0" style:text-autospace="none" style:vertical-align="baseline" fo:margin-bottom="0in" fo:margin-left="0.1388in">
        <style:tab-stops/>
      </style:paragraph-properties>
      <style:text-properties style:font-name="Times New Roman" style:font-name-asian="Times New Roman" style:font-name-complex="Times New Roman" fo:font-variant="small-caps" fo:font-size="10pt" style:font-size-asian="10pt" style:font-size-complex="10pt" style:language-asian="et" style:country-asian="EE" fo:hyphenate="false"/>
    </style:style>
    <style:style style:name="TOC4" style:display-name="TOC 4" style:family="paragraph" style:parent-style-name="Normal" style:next-style-name="Normal" style:auto-update="true">
      <style:paragraph-properties fo:widows="0" fo:orphans="0" style:text-autospace="none" style:vertical-align="baseline" fo:margin-bottom="0in" fo:margin-left="0.4166in">
        <style:tab-stops/>
      </style:paragraph-properties>
      <style:text-properties style:font-name="Times New Roman" style:font-name-asian="Times New Roman" style:font-name-complex="Times New Roman" fo:font-size="9pt" style:font-size-asian="9pt" style:font-size-complex="9pt" style:language-asian="et" style:country-asian="EE" fo:hyphenate="false"/>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Caption" style:display-name="Caption" style:family="paragraph" style:parent-style-name="Normal">
      <style:paragraph-properties fo:widows="0" fo:orphans="0" style:text-autospace="none" style:vertical-align="baseline" fo:margin-top="0.0833in" fo:margin-bottom="0.0833in"/>
      <style:text-properties style:font-name="Lucidasans" style:font-name-asian="Times New Roman" style:font-name-complex="Lucidasans" fo:font-style="italic" style:font-style-asian="italic" style:font-style-complex="italic" fo:font-size="10pt" style:font-size-asian="10pt" style:font-size-complex="10pt" fo:language="en" fo:country="US" style:language-asian="et" style:country-asian="E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2" style:family="text">
      <style:text-properties style:font-name="Symbol"/>
    </style: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6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6in" text:min-label-width="0.125in"/>
      </text:list-level-style-number>
    </text:list-style>
    <text:list-style style:name="LFO13">
      <text:list-level-style-number text:level="1" text:style-name="WW_CharLFO13LVL1" style:num-suffix="." style:num-format="1">
        <style:list-level-properties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6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6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ak</meta:initial-creator>
    <dc:creator>Jaak</dc:creator>
    <meta:creation-date>2012-07-16T11:06:00Z</meta:creation-date>
    <dc:date>2012-07-16T11:07:00Z</dc:date>
    <meta:template xlink:href="Normal.dotm" xlink:type="simple"/>
    <meta:editing-cycles>2</meta:editing-cycles>
    <meta:editing-duration>PT120S</meta:editing-duration>
    <meta:document-statistic meta:page-count="12" meta:paragraph-count="36" meta:word-count="2662" meta:character-count="18067" meta:row-count="128" meta:non-whitespace-character-count="15441"/>
  </office:meta>
</office:document-meta>
</file>